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efault_20_Drawing_20_Style_5f_8" style:list-style-name="L1">
      <style:graphic-properties draw:stroke="none" draw:fill="none" fo:min-height="16.653cm"/>
      <style:paragraph-properties style:writing-mode="lr-tb"/>
    </style:style>
    <style:style style:name="gr3" style:family="graphic" style:parent-style-name="Default_20_Drawing_20_Style_5f_8" style:list-style-name="L1">
      <style:graphic-properties draw:stroke="none" draw:fill="none" fo:min-height="16.653cm"/>
      <style:paragraph-properties style:writing-mode="lr-tb"/>
    </style:style>
    <style:style style:name="gr4" style:family="graphic" style:parent-style-name="Default_20_Drawing_20_Style_5f_8" style:list-style-name="L1">
      <style:graphic-properties draw:stroke="none" draw:fill="none" fo:min-height="16.653cm"/>
      <style:paragraph-properties style:writing-mode="lr-tb"/>
    </style:style>
    <style:style style:name="gr5" style:family="graphic" style:parent-style-name="Default_20_Drawing_20_Style_5f_8" style:list-style-name="L1">
      <style:graphic-properties draw:stroke="none" draw:fill="none" fo:min-height="16.653cm"/>
      <style:paragraph-properties style:writing-mode="lr-tb"/>
    </style:style>
    <style:style style:name="gr6" style:family="graphic" style:parent-style-name="Default_20_Drawing_20_Style_5f_8" style:list-style-name="L1">
      <style:graphic-properties draw:stroke="none" draw:fill="none" fo:min-height="12.241cm"/>
      <style:paragraph-properties style:writing-mode="lr-tb"/>
    </style:style>
    <style:style style:name="gr7" style:family="graphic" style:parent-style-name="Default_20_Drawing_20_Style_5f_8" style:list-style-name="L1">
      <style:graphic-properties draw:stroke="none" draw:fill="none" fo:min-height="12.241cm" draw:shadow="hidden"/>
      <style:paragraph-properties style:writing-mode="lr-tb"/>
    </style:style>
    <style:style style:name="gr8" style:family="graphic" style:parent-style-name="Default_20_Drawing_20_Style_5f_8">
      <style:graphic-properties svg:stroke-width="0.106cm" svg:stroke-color="#c9211e" draw:marker-start-width="0.359cm" draw:marker-end-width="0.359cm" draw:opacity="0%" draw:textarea-horizontal-align="justify" draw:textarea-vertical-align="middle" draw:auto-grow-height="false" fo:min-height="0.577cm" fo:min-width="0.41cm" fo:padding-top="0.178cm" fo:padding-bottom="0.178cm" fo:padding-left="0.303cm" fo:padding-right="0.303cm"/>
    </style:style>
    <style:style style:name="gr9" style:family="graphic" style:parent-style-name="Default_20_Drawing_20_Style_5f_8" style:list-style-name="L1">
      <style:graphic-properties draw:stroke="none" draw:fill="none" fo:min-height="19.549cm"/>
      <style:paragraph-properties style:writing-mode="lr-tb"/>
    </style:style>
    <style:style style:name="gr10" style:family="graphic" style:parent-style-name="Default_20_Drawing_20_Style_5f_8">
      <style:graphic-properties svg:stroke-width="0.106cm" svg:stroke-color="#c9211e" draw:marker-start-width="0.359cm" draw:marker-end-width="0.359cm" draw:opacity="0%" draw:textarea-horizontal-align="justify" draw:textarea-vertical-align="middle" draw:auto-grow-height="false" fo:min-height="0.66cm" fo:min-width="0.918cm" fo:padding-top="0.178cm" fo:padding-bottom="0.178cm" fo:padding-left="0.303cm" fo:padding-right="0.303cm"/>
    </style:style>
    <style:style style:name="gr11" style:family="graphic" style:parent-style-name="Default_20_Drawing_20_Style_5f_8">
      <style:graphic-properties svg:stroke-width="0.106cm" svg:stroke-color="#c9211e" draw:marker-start-width="0.359cm" draw:marker-end-width="0.359cm" draw:opacity="0%" draw:textarea-horizontal-align="justify" draw:textarea-vertical-align="middle" draw:auto-grow-height="false" fo:min-height="0.66cm" fo:min-width="0.726cm" fo:padding-top="0.178cm" fo:padding-bottom="0.178cm" fo:padding-left="0.303cm" fo:padding-right="0.303cm"/>
    </style:style>
    <style:style style:name="gr12" style:family="graphic" style:parent-style-name="Default_20_Drawing_20_Style_5f_8" style:list-style-name="L1">
      <style:graphic-properties draw:stroke="none" draw:fill="none" fo:min-height="19.549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6.653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6.653cm"/>
      <style:paragraph-properties style:writing-mode="lr-tb"/>
    </style:style>
    <style:style style:name="gr15" style:family="graphic" style:parent-style-name="Default_20_Drawing_20_Style_5f_8" style:list-style-name="L1">
      <style:graphic-properties draw:stroke="none" draw:fill="none" fo:min-height="13.42cm"/>
      <style:paragraph-properties style:writing-mode="lr-tb"/>
    </style:style>
    <style:style style:name="gr16" style:family="graphic" style:parent-style-name="Default_20_Drawing_20_Style_5f_8" style:list-style-name="L1">
      <style:graphic-properties draw:stroke="none" draw:fill="none" fo:min-height="13.42cm"/>
      <style:paragraph-properties style:writing-mode="lr-tb"/>
    </style:style>
    <style:style style:name="gr17" style:family="graphic" style:parent-style-name="Default_20_Drawing_20_Style_5f_8" style:list-style-name="L1">
      <style:graphic-properties draw:stroke="none" draw:fill="none" fo:min-height="4.916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3.42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4.91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10.861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3.466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3.033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3.033cm"/>
      <style:paragraph-properties style:writing-mode="lr-tb"/>
    </style:style>
    <style:style style:name="gr24" style:family="graphic" style:parent-style-name="Default_20_Drawing_20_Style_5f_8" style:list-style-name="L1">
      <style:graphic-properties draw:stroke="none" draw:fill="none" fo:min-height="14.059cm"/>
      <style:paragraph-properties style:writing-mode="lr-tb"/>
    </style:style>
    <style:style style:name="gr25" style:family="graphic" style:parent-style-name="Default_20_Drawing_20_Style_5f_8" style:list-style-name="L1">
      <style:graphic-properties draw:stroke="none" draw:fill="none" fo:min-height="8.386cm"/>
      <style:paragraph-properties style:writing-mode="lr-tb"/>
    </style:style>
    <style:style style:name="gr26" style:family="graphic" style:parent-style-name="Default_20_Drawing_20_Style_5f_8" style:list-style-name="L1">
      <style:graphic-properties draw:stroke="none" draw:fill="none" fo:min-height="13.033cm"/>
      <style:paragraph-properties style:writing-mode="lr-tb"/>
    </style:style>
    <style:style style:name="gr27" style:family="graphic" style:parent-style-name="Default_20_Drawing_20_Style_5f_8" style:list-style-name="L1">
      <style:graphic-properties draw:stroke="none" draw:fill="none" fo:min-height="13.033cm"/>
      <style:paragraph-properties style:writing-mode="lr-tb"/>
    </style:style>
    <style:style style:name="gr28" style:family="graphic" style:parent-style-name="Default_20_Drawing_20_Style_5f_8">
      <style:graphic-properties svg:stroke-width="0.102cm" draw:marker-start-width="0.356cm" draw:marker-end-width="0.356cm" draw:textarea-horizontal-align="justify" draw:textarea-vertical-align="middle" draw:auto-grow-height="false" fo:min-height="0.716cm" fo:min-width="2.598cm" fo:padding-top="0.1cm" fo:padding-bottom="0.1cm" fo:padding-left="0.225cm" fo:padding-right="0.225cm"/>
    </style:style>
    <style:style style:name="gr29" style:family="graphic" style:parent-style-name="Default_20_Drawing_20_Style_5f_8">
      <style:graphic-properties svg:stroke-width="0.102cm" draw:marker-start-width="0.356cm" draw:marker-end-width="0.356cm" draw:textarea-horizontal-align="justify" draw:textarea-vertical-align="middle" draw:auto-grow-height="false" fo:min-height="0.562cm" fo:min-width="2.852cm" fo:padding-top="0.1cm" fo:padding-bottom="0.1cm" fo:padding-left="0.225cm" fo:padding-right="0.225cm"/>
    </style:style>
    <style:style style:name="gr30" style:family="graphic" style:parent-style-name="Default_20_Drawing_20_Style_5f_8" style:list-style-name="L1">
      <style:graphic-properties draw:stroke="none" draw:fill="none" fo:min-height="13.033cm"/>
      <style:paragraph-properties style:writing-mode="lr-tb"/>
    </style:style>
    <style:style style:name="gr31" style:family="graphic" style:parent-style-name="Default_20_Drawing_20_Style_5f_8" style:list-style-name="L1">
      <style:graphic-properties draw:stroke="none" draw:fill="none" fo:min-height="13.033cm"/>
      <style:paragraph-properties style:writing-mode="lr-tb"/>
    </style:style>
    <style:style style:name="gr32" style:family="graphic" style:parent-style-name="Default_20_Drawing_20_Style_5f_8">
      <style:graphic-properties svg:stroke-width="0.106cm" svg:stroke-color="#c9211e" draw:marker-start-width="0.359cm" draw:marker-end-width="0.359cm" draw:opacity="0%" draw:textarea-horizontal-align="justify" draw:textarea-vertical-align="middle" draw:auto-grow-height="false" fo:min-height="0.66cm" fo:min-width="10.824cm" fo:padding-top="0.178cm" fo:padding-bottom="0.178cm" fo:padding-left="0.303cm" fo:padding-right="0.303cm"/>
    </style:style>
    <style:style style:name="gr33" style:family="graphic" style:parent-style-name="Default_20_Drawing_20_Style_5f_8" style:list-style-name="L1">
      <style:graphic-properties draw:stroke="none" draw:fill="none" fo:min-height="7.921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7.624cm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19.308cm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19.308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9.308cm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19.308cm"/>
      <style:paragraph-properties style:writing-mode="lr-tb"/>
    </style:style>
    <style:style style:name="gr39" style:family="graphic" style:parent-style-name="standard">
      <style:graphic-properties draw:stroke="none" draw:fill="none" fo:min-height="11.585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9.308cm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9.308cm"/>
      <style:paragraph-properties style:writing-mode="lr-tb"/>
    </style:style>
    <style:style style:name="gr42" style:family="graphic" style:parent-style-name="standard">
      <style:graphic-properties draw:stroke="none" draw:fill="none" fo:min-height="15.929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4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6pt" style:letter-kerning="true" style:font-name-asian="Liberation Mono1" style:font-size-asian="16pt" style:font-name-complex="Liberation Mono1" style:font-size-complex="16pt"/>
    </style:style>
    <style:style style:name="P7" style:family="paragraph">
      <style:paragraph-properties fo:margin-top="0cm" fo:margin-bottom="0.5cm"/>
    </style:style>
    <style:style style:name="P8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8pt" style:letter-kerning="true" style:font-name-asian="Liberation Mono1" style:font-size-asian="18pt" style:font-name-complex="Liberation Mono1" style:font-size-complex="18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Mono1" fo:font-size="18pt" style:letter-kerning="true" style:font-name-asian="Liberation Mono1" style:font-size-asian="18pt" style:font-name-complex="Liberation Mono1" style:font-size-complex="18pt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4pt" style:letter-kerning="true" style:font-name-asian="Liberation Mono1" style:font-size-asian="14pt" style:font-name-complex="Liberation Mono1" style:font-size-complex="14pt"/>
    </style:style>
    <style:style style:name="P17" style:family="paragraph">
      <loext:graphic-properties draw:fill="none"/>
      <style:paragraph-properties style:writing-mode="lr-tb"/>
      <style:text-properties style:font-name="Liberation Mono3" fo:font-size="16pt" style:font-size-asian="16pt" style:font-size-complex="16pt"/>
    </style:style>
    <style:style style:name="P18" style:family="paragraph">
      <loext:graphic-properties draw:fill="none"/>
      <style:paragraph-properties style:writing-mode="lr-tb"/>
      <style:text-properties style:font-name="Liberation Mono3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8b008b" loext:opacity="100%" style:font-name="Liberation Mono1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4" style:family="text">
      <style:text-properties fo:color="#000000" loext:opacity="100%" style:font-name="Liberation Mono1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5" style:family="text">
      <style:text-properties fo:color="#00688b" loext:opacity="100%" style:font-name="Liberation Mono1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6" style:family="text">
      <style:text-properties fo:color="#b452cd" loext:opacity="100%" style:font-name="Liberation Mono1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28b22" loext:opacity="100%" style:font-name="Liberation Mono1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b008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Liberation Mono1" fo:font-size="18pt" fo:language="zxx" fo:country="none" fo:font-style="normal" fo:font-weight="normal" style:letter-kerning="true" style:font-name-asian="Liberation Mono1" style:font-size-asian="18pt" style:font-name-complex="Liberation Mono1" style:font-size-complex="18pt"/>
    </style:style>
    <style:style style:name="T12" style:family="text">
      <style:text-properties fo:color="#008b45" loext:opacity="100%" style:font-name="Liberation Mono1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13" style:family="text">
      <style:text-properties fo:font-variant="normal" fo:text-transform="none" fo:color="#00688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Liberation Mono1" fo:font-size="16pt" fo:language="zxx" fo:country="none" style:letter-kerning="true" style:font-name-asian="Liberation Mono1" style:font-size-asian="16pt" style:font-name-complex="Liberation Mono1" style:font-size-complex="16pt"/>
    </style:style>
    <style:style style:name="T15" style:family="text">
      <style:text-properties fo:color="#000000" loext:opacity="100%" style:font-name="Liberation Mono1" fo:font-size="18pt" fo:language="zxx" fo:country="none" style:letter-kerning="true" style:font-name-asian="Liberation Mono1" style:font-size-asian="18pt" style:font-name-complex="Liberation Mono1" style:font-size-complex="18pt"/>
    </style:style>
    <style:style style:name="T16" style:family="text">
      <style:text-properties fo:font-variant="normal" fo:text-transform="none" fo:color="#008b45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Liberation Mono1" fo:font-size="16pt" fo:language="zxx" fo:country="none" fo:font-style="normal" style:letter-kerning="true" style:font-name-asian="Liberation Mono1" style:font-size-asian="16pt" style:font-name-complex="Liberation Mono1" style:font-size-complex="16pt"/>
    </style:style>
    <style:style style:name="T18" style:family="text">
      <style:text-properties fo:color="#cd5555" loext:opacity="100%" style:font-name="Liberation Mono1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19" style:family="text">
      <style:text-properties fo:color="#000000" loext:opacity="100%" style:text-line-through-style="solid" style:text-line-through-type="single" style:font-name="Liberation Mono1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20" style:family="text">
      <style:text-properties fo:color="#8b008b" loext:opacity="100%" style:text-line-through-style="solid" style:text-line-through-type="single" style:font-name="Liberation Mono1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21" style:family="text">
      <style:text-properties fo:color="#00688b" loext:opacity="100%" style:text-line-through-style="solid" style:text-line-through-type="single" style:font-name="Liberation Mono1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22" style:family="text">
      <style:text-properties fo:color="#1e889b" loext:opacity="100%" style:font-name="Liberation Mono3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23" style:family="text">
      <style:text-properties fo:font-variant="normal" fo:text-transform="none" fo:color="#1e889b" loext:opacity="100%" style:text-outline="false" style:text-line-through-style="none" style:text-line-through-type="none" style:font-name="Liberation Mono3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bbbbb" loext:opacity="100%" style:font-name="Liberation Mono3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25" style:family="text">
      <style:text-properties fo:color="#8b008b" loext:opacity="100%" style:font-name="Liberation Mono3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26" style:family="text">
      <style:text-properties fo:color="#000000" loext:opacity="100%" style:font-name="Liberation Mono3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27" style:family="text">
      <style:text-properties fo:color="#008b45" loext:opacity="100%" style:font-name="Liberation Mono3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28" style:family="text">
      <style:text-properties fo:color="#00688b" loext:opacity="100%" style:font-name="Liberation Mono3" fo:font-size="16pt" fo:language="zxx" fo:country="none" fo:font-style="normal" fo:font-weight="bold" style:letter-kerning="true" style:font-name-asian="Liberation Mono1" style:font-size-asian="16pt" style:font-name-complex="Liberation Mono1" style:font-size-complex="16pt"/>
    </style:style>
    <style:style style:name="T29" style:family="text">
      <style:text-properties fo:font-variant="normal" fo:text-transform="none" fo:color="#228b22" loext:opacity="100%" style:text-outline="false" style:text-line-through-style="none" style:text-line-through-type="none" style:font-name="Liberation Mono3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228b22" loext:opacity="100%" style:font-name="Liberation Mono3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31" style:family="text">
      <style:text-properties fo:font-variant="normal" fo:text-transform="none" fo:color="#00688b" loext:opacity="100%" style:text-outline="false" style:text-line-through-style="none" style:text-line-through-type="none" style:font-name="Liberation Mono3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bbbbb" loext:opacity="100%" style:text-outline="false" style:text-line-through-style="none" style:text-line-through-type="none" style:font-name="Liberation Mono3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Mono3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452cd" loext:opacity="100%" style:font-name="Liberation Mono3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35" style:family="text">
      <style:text-properties fo:font-variant="normal" fo:text-transform="none" fo:color="#8b008b" loext:opacity="100%" style:text-outline="false" style:text-line-through-style="none" style:text-line-through-type="none" style:font-name="Liberation Mono3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8b45" loext:opacity="100%" style:text-outline="false" style:text-line-through-style="none" style:text-line-through-type="none" style:font-name="Liberation Mono3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ff3333" loext:opacity="100%" fo:font-size="24pt" style:font-size-asian="24pt" style:font-size-complex="24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variant="normal" fo:text-transform="none" fo:color="#228b22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b45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b45" loext:opacity="100%" style:font-name="Liberation Mono1" fo:font-size="16pt" fo:language="zxx" fo:country="none" fo:font-style="normal" fo:font-weight="normal" style:letter-kerning="true" style:font-name-asian="Liberation Mono1" style:font-size-asian="16pt" style:font-name-complex="Liberation Mono1" style:font-size-complex="16pt"/>
    </style:style>
    <style:style style:name="T45" style:family="text">
      <style:text-properties fo:color="#228b22" loext:opacity="100%" style:font-name="Liberation Mono1" fo:font-size="16pt" fo:language="zxx" fo:country="none" fo:font-style="normal" fo:font-weight="normal" style:font-name-asian="Liberation Mono1" style:font-size-asian="16pt" style:font-name-complex="Liberation Mono1" style:font-size-complex="16pt"/>
    </style:style>
    <style:style style:name="T46" style:family="text">
      <style:text-properties fo:font-variant="normal" fo:text-transform="none" fo:color="#b452cd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66cc" loext:opacity="100%" style:font-name="Liberation Mono1" fo:font-size="18pt" fo:language="zxx" fo:country="none" style:letter-kerning="true" style:font-name-asian="Liberation Mono1" style:font-size-asian="18pt" style:font-name-complex="Liberation Mono1" style:font-size-complex="18pt"/>
    </style:style>
    <style:style style:name="T48" style:family="text">
      <style:text-properties fo:color="#000000" loext:opacity="100%" style:font-name="Liberation Mono1" fo:font-size="14pt" fo:language="zxx" fo:country="none" fo:font-style="normal" fo:font-weight="normal" style:letter-kerning="true" style:font-name-asian="Liberation Mono1" style:font-size-asian="14pt" style:font-name-complex="Liberation Mono1" style:font-size-complex="14pt"/>
    </style:style>
    <style:style style:name="T49" style:family="text">
      <style:text-properties fo:color="#1e889b" loext:opacity="100%" style:font-name="Liberation Mono1" fo:font-size="14pt" fo:language="zxx" fo:country="none" fo:font-style="normal" fo:font-weight="normal" style:letter-kerning="true" style:font-name-asian="Liberation Mono1" style:font-size-asian="14pt" style:font-name-complex="Liberation Mono1" style:font-size-complex="14pt"/>
    </style:style>
    <style:style style:name="T50" style:family="text">
      <style:text-properties fo:color="#228b22" loext:opacity="100%" style:font-name="Liberation Mono1" fo:font-size="14pt" fo:language="zxx" fo:country="none" fo:font-style="normal" fo:font-weight="normal" style:letter-kerning="true" style:font-name-asian="Liberation Mono1" style:font-size-asian="14pt" style:font-name-complex="Liberation Mono1" style:font-size-complex="14pt"/>
    </style:style>
    <style:style style:name="T51" style:family="text">
      <style:text-properties fo:color="#8b008b" loext:opacity="100%" style:font-name="Liberation Mono1" fo:font-size="14pt" fo:language="zxx" fo:country="none" fo:font-style="normal" fo:font-weight="bold" style:letter-kerning="true" style:font-name-asian="Liberation Mono1" style:font-size-asian="14pt" style:font-name-complex="Liberation Mono1" style:font-size-complex="14pt"/>
    </style:style>
    <style:style style:name="T52" style:family="text">
      <style:text-properties fo:color="#00688b" loext:opacity="100%" style:font-name="Liberation Mono1" fo:font-size="14pt" fo:language="zxx" fo:country="none" fo:font-style="normal" fo:font-weight="bold" style:letter-kerning="true" style:font-name-asian="Liberation Mono1" style:font-size-asian="14pt" style:font-name-complex="Liberation Mono1" style:font-size-complex="14pt"/>
    </style:style>
    <style:style style:name="T53" style:family="text">
      <style:text-properties fo:color="#cd5555" loext:opacity="100%" style:font-name="Liberation Mono1" fo:font-size="14pt" fo:language="zxx" fo:country="none" fo:font-style="normal" fo:font-weight="normal" style:letter-kerning="true" style:font-name-asian="Liberation Mono1" style:font-size-asian="14pt" style:font-name-complex="Liberation Mono1" style:font-size-complex="14pt"/>
    </style:style>
    <style:style style:name="T54" style:family="text">
      <style:text-properties fo:color="#b452cd" loext:opacity="100%" style:font-name="Liberation Mono1" fo:font-size="14pt" fo:language="zxx" fo:country="none" fo:font-style="normal" fo:font-weight="normal" style:letter-kerning="true" style:font-name-asian="Liberation Mono1" style:font-size-asian="14pt" style:font-name-complex="Liberation Mono1" style:font-size-complex="14pt"/>
    </style:style>
    <style:style style:name="T55" style:family="text">
      <style:text-properties fo:color="#000000" loext:opacity="100%" style:font-name="Liberation Mono1" fo:font-size="14pt" fo:language="zxx" fo:country="none" style:letter-kerning="true" style:font-name-asian="Liberation Mono1" style:font-size-asian="14pt" style:font-name-complex="Liberation Mono1" style:font-size-complex="14pt"/>
    </style:style>
    <style:style style:name="T56" style:family="text">
      <style:text-properties fo:color="#999999" loext:opacity="100%" style:font-name="Liberation Mono1" fo:font-size="14pt" fo:language="zxx" fo:country="none" fo:font-style="normal" fo:font-weight="normal" style:letter-kerning="true" style:font-name-asian="Liberation Mono1" style:font-size-asian="14pt" style:font-name-complex="Liberation Mono1" style:font-size-complex="14pt"/>
    </style:style>
    <style:style style:name="T57" style:family="text">
      <style:text-properties fo:color="#999999" loext:opacity="100%" style:font-name="Liberation Mono1" fo:font-size="14pt" fo:language="zxx" fo:country="none" fo:font-style="normal" fo:font-weight="bold" style:letter-kerning="true" style:font-name-asian="Liberation Mono1" style:font-size-asian="14pt" style:font-name-complex="Liberation Mono1" style:font-size-complex="14pt"/>
    </style:style>
    <style:style style:name="T58" style:family="text">
      <style:text-properties fo:color="#000000" loext:opacity="100%" style:font-name="Liberation Mono1" fo:font-size="14pt" style:letter-kerning="true" style:font-name-asian="Liberation Mono1" style:font-size-asian="14pt" style:font-name-complex="Liberation Mono1" style:font-size-complex="14pt"/>
    </style:style>
    <style:style style:name="T59" style:family="text">
      <style:text-properties fo:color="#1e889b" loext:opacity="100%" style:font-name="Liberation Mono3" fo:font-size="16pt" fo:language="zxx" fo:country="none" fo:font-style="normal" fo:font-weight="normal" style:font-size-asian="16pt" style:font-size-complex="16pt"/>
    </style:style>
    <style:style style:name="T60" style:family="text">
      <style:text-properties fo:color="#000000" loext:opacity="100%" style:font-name="Liberation Mono3" fo:font-size="16pt" fo:language="zxx" fo:country="none" fo:font-style="normal" fo:font-weight="normal" style:font-size-asian="16pt" style:font-size-complex="16pt"/>
    </style:style>
    <style:style style:name="T61" style:family="text">
      <style:text-properties fo:color="#228b22" loext:opacity="100%" style:font-name="Liberation Mono3" fo:font-size="16pt" fo:language="zxx" fo:country="none" fo:font-style="normal" fo:font-weight="normal" style:font-size-asian="16pt" style:font-size-complex="16pt"/>
    </style:style>
    <style:style style:name="T62" style:family="text">
      <style:text-properties fo:color="#8b008b" loext:opacity="100%" style:font-name="Liberation Mono3" fo:font-size="16pt" fo:language="zxx" fo:country="none" fo:font-style="normal" fo:font-weight="bold" style:font-size-asian="16pt" style:font-size-complex="16pt"/>
    </style:style>
    <style:style style:name="T63" style:family="text">
      <style:text-properties fo:color="#00688b" loext:opacity="100%" style:font-name="Liberation Mono3" fo:font-size="16pt" fo:language="zxx" fo:country="none" fo:font-style="normal" fo:font-weight="bold" style:font-size-asian="16pt" style:font-size-complex="16pt"/>
    </style:style>
    <style:style style:name="T64" style:family="text">
      <style:text-properties fo:color="#b452cd" loext:opacity="100%" style:font-name="Liberation Mono3" fo:font-size="16pt" fo:language="zxx" fo:country="none" fo:font-style="normal" fo:font-weight="normal" style:font-size-asian="16pt" style:font-size-complex="16pt"/>
    </style:style>
    <style:style style:name="T65" style:family="text">
      <style:text-properties style:font-name="Liberation Mono3" fo:font-size="16pt" fo:language="zxx" fo:country="none" style:font-size-asian="16pt" style:font-size-complex="16pt"/>
    </style:style>
    <style:style style:name="T66" style:family="text">
      <style:text-properties fo:color="#999999" loext:opacity="100%" style:font-name="Liberation Mono3" fo:font-size="16pt" fo:language="zxx" fo:country="none" fo:font-style="normal" fo:font-weight="bold" style:font-size-asian="16pt" style:font-size-complex="16pt"/>
    </style:style>
    <style:style style:name="T67" style:family="text">
      <style:text-properties fo:color="#999999" loext:opacity="100%" style:font-name="Liberation Mono3" fo:font-size="16pt" fo:language="zxx" fo:country="none" fo:font-style="normal" fo:font-weight="normal" style:font-size-asian="16pt" style:font-size-complex="16pt"/>
    </style:style>
    <style:style style:name="T68" style:family="text">
      <style:text-properties style:font-name="Liberation Mono3" fo:language="zxx" fo:country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Zoltán Porkoláb: Basic C++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asic C++</text:span></text:p>
          </draw:text-box>
        </draw:frame>
        <draw:frame presentation:style-name="pr2" draw:text-style-name="P1" draw:layer="layout" svg:width="25.199cm" svg:height="12.179cm" svg:x="1.016cm" svg:y="6.617cm" presentation:class="outline" presentation:user-transformed="true">
          <draw:text-box>
            <text:list text:style-name="L2">
              <text:list-header>
                <text:p text:style-name="P2"><text:span text:style-name="T2">Templates</text:span></text:p>
                <text:p text:style-name="P2"><text:span text:style-name="T2"/></text:p>
                <text:p text:style-name="P2"><text:span text:style-name="T2"/></text:p>
                <text:p text:style-name="P2"><text:span text:style-name="T2">Dr. Porkoláb Zoltán Károly</text:span></text:p>
                <text:p text:style-name="P2"><text:span text:style-name="T2"><text:a xlink:href="mailto:gsd@inf.elte.hu" xlink:type="simple">gsd@inf.elte.hu</text:a></text:span></text:p>
                <text:p text:style-name="P2"><text:span text:style-name="T2"><text:a xlink:href="http://gsd.web.elte.hu/" xlink:type="simple">http://gsd.web.elte.hu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524cm" svg:y="0.05cm" presentation:class="title" presentation:user-transformed="true">
          <draw:text-box>
            <text:p><text:span text:style-name="T1">Templates</text:span></text:p>
          </draw:text-box>
        </draw:frame>
        <draw:frame presentation:style-name="pr2" draw:text-style-name="P1" draw:layer="layout" svg:width="25.199cm" svg:height="16.168cm" svg:x="1.524cm" svg:y="3.582cm" presentation:class="outline" presentation:user-transformed="true">
          <draw:text-box>
            <text:list text:style-name="L2">
              <text:list-item>
                <text:p><text:span text:style-name="T2">From macros to templates</text:span></text:p>
              </text:list-item>
              <text:list-item>
                <text:p><text:span text:style-name="T2">Parameter deduction, instantiation,specialization</text:span></text:p>
              </text:list-item>
              <text:list-item>
                <text:p><text:span text:style-name="T2">Class templates, partial specialization</text:span></text:p>
              </text:list-item>
              <text:list-item>
                <text:p><text:span text:style-name="T2">Two phase lookup</text:span></text:p>
              </text:list-item>
              <text:list-item>
                <text:p><text:span text:style-name="T2">Variadic templates in C++11</text:span></text:p>
              </text:list-item>
              <text:list-item>
                <text:p><text:span text:style-name="T2">Fold expressions in C++17</text:span><text:span text:style-name="T1"><text:line-break/></text:span><text:span text:style-name="T1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mplates</text:span></text:p>
          </draw:text-box>
        </draw:frame>
        <draw:frame presentation:style-name="pr2" draw:text-style-name="P4" draw:layer="layout" svg:width="25.199cm" svg:height="13.12cm" svg:x="1.524cm" svg:y="5.168cm" presentation:class="outline" presentation:user-transformed="true">
          <draw:text-box>
            <text:list text:style-name="L2">
              <text:list-item>
                <text:p><text:span text:style-name="T2">Originally Stroustrup planned only Macros</text:span></text:p>
              </text:list-item>
              <text:list-item>
                <text:p><text:span text:style-name="T2">Side effects are issue with Macros: no types known</text:span></text:p>
              </text:list-item>
              <text:list-item>
                <text:p><text:span text:style-name="T2">Templates are integrated to C++ type system</text:span></text:p>
              </text:list-item>
              <text:list-item>
                <text:p><text:span text:style-name="T2">Unconstrained generics (but Concepts since C++20)</text:span></text:p>
              </text:list-item>
              <text:list-item>
                <text:p><text:span text:style-name="T2">Templates are not functions, they are skeletons</text:span></text:p>
              </text:list-item>
              <text:list-item>
                <text:p><text:span text:style-name="T2">Parameter deduction + Instantiation</text:span></text:p>
              </text:list-item>
              <text:list-item>
                <text:p><text:span text:style-name="T2">Definitions are placed in header files</text:span></text:p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mplates</text:span></text:p>
          </draw:text-box>
        </draw:frame>
        <draw:frame draw:style-name="gr2" draw:text-style-name="P6" draw:layer="layout" svg:width="14.277cm" svg:height="16.903cm" svg:x="0.963cm" svg:y="3.893cm">
          <draw:text-box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5">void</text:span><text:span text:style-name="T4"> swap( T&amp; x, T&amp; y)</text:span></text:p>
            <text:p text:style-name="P5"><text:span text:style-name="T4">{</text:span></text:p>
            <text:p text:style-name="P5"><text:span text:style-name="T4"><text:s text:c="4"/></text:span><text:span text:style-name="T4">T temp = x;</text:span></text:p>
            <text:p text:style-name="P5"><text:span text:style-name="T4"><text:s text:c="4"/></text:span><text:span text:style-name="T4">x = y;</text:span></text:p>
            <text:p text:style-name="P5"><text:span text:style-name="T4"><text:s text:c="4"/></text:span><text:span text:style-name="T4">y = temp;</text:span></text:p>
            <text:p text:style-name="P5"><text:span text:style-name="T4">}</text:span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4">T max( T a, T b)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5">void</text:span><text:span text:style-name="T4"> f()</text:span></text:p>
            <text:p text:style-name="P5"><text:span text:style-name="T4">{</text:span></text:p>
            <text:p text:style-name="P5"><text:span text:style-name="T4"><text:s text:c="4"/></text:span><text:span text:style-name="T5">int</text:span><text:span text:style-name="T4"> i = </text:span><text:span text:style-name="T6">3</text:span><text:span text:style-name="T4">, j = </text:span><text:span text:style-name="T6">4</text:span><text:span text:style-name="T4">, k;</text:span></text:p>
            <text:p text:style-name="P5"><text:span text:style-name="T4"><text:s text:c="4"/></text:span><text:span text:style-name="T5">double</text:span><text:span text:style-name="T4"> f = </text:span><text:span text:style-name="T6">3.14</text:span><text:span text:style-name="T4">, g = </text:span><text:span text:style-name="T6">5.55</text:span><text:span text:style-name="T4">, h;</text:span></text:p>
            <text:p text:style-name="P5"><text:span text:style-name="T4"><text:s text:c="4"/></text:span><text:span text:style-name="T4">k = max(i,j);</text:span></text:p>
            <text:p text:style-name="P5"><text:span text:style-name="T4"><text:s text:c="4"/></text:span><text:span text:style-name="T4">h = max(f,g);</text:span></text:p>
            <text:p text:style-name="P5"><text:span text:style-name="T4"><text:s text:c="4"/></text:span><text:span text:style-name="T4">h = max(i,f);</text:span></text:p>
            <text:p text:style-name="P5"><text:span text:style-name="T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function calls resolved</text:span></text:p>
          </draw:text-box>
        </draw:frame>
        <draw:frame presentation:style-name="pr2" draw:text-style-name="P4" draw:layer="layout" svg:width="25.199cm" svg:height="13.12cm" svg:x="1.524cm" svg:y="5.168cm" presentation:class="outline" presentation:user-transformed="true">
          <draw:text-box>
            <text:list text:style-name="L2">
              <text:list-item>
                <text:p><text:span text:style-name="T2">First: check for non-templates with exact parameter match</text:span></text:p>
              </text:list-item>
              <text:list-item>
                <text:p text:style-name="P7"><text:span text:style-name="T7">Second: </text:span><text:span text:style-name="T2">check for non-templates with exact parameter match</text:span></text:p>
                <text:list>
                  <text:list-item>
                    <text:p><text:span text:style-name="T2">Parameter deduction for all parameters with no conversion</text:span></text:p>
                  </text:list-item>
                  <text:list-item>
                    <text:p><text:span text:style-name="T2">Choose the most specific template</text:span></text:p>
                  </text:list-item>
                  <text:list-item>
                    <text:p><text:span text:style-name="T2">If successful, instantiate specialization</text:span></text:p>
                  </text:list-item>
                </text:list>
              </text:list-item>
              <text:list-item>
                <text:p><text:span text:style-name="T2">Third: check for non templates with parameter conversion</text:span></text:p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mplates</text:span></text:p>
          </draw:text-box>
        </draw:frame>
        <draw:frame draw:style-name="gr3" draw:text-style-name="P6" draw:layer="layout" svg:width="14.277cm" svg:height="16.903cm" svg:x="0.963cm" svg:y="3.893cm">
          <draw:text-box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5">void</text:span><text:span text:style-name="T4"> swap( T&amp; x, T&amp; y)</text:span></text:p>
            <text:p text:style-name="P5"><text:span text:style-name="T4">{</text:span></text:p>
            <text:p text:style-name="P5"><text:span text:style-name="T4"><text:s text:c="4"/></text:span><text:span text:style-name="T4">T temp = x;</text:span></text:p>
            <text:p text:style-name="P5"><text:span text:style-name="T4"><text:s text:c="4"/></text:span><text:span text:style-name="T4">x = y;</text:span></text:p>
            <text:p text:style-name="P5"><text:span text:style-name="T4"><text:s text:c="4"/></text:span><text:span text:style-name="T4">y = temp;</text:span></text:p>
            <text:p text:style-name="P5"><text:span text:style-name="T4">}</text:span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4">T max( T a, T b)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5">void</text:span><text:span text:style-name="T4"> f()</text:span></text:p>
            <text:p text:style-name="P5"><text:span text:style-name="T4">{</text:span></text:p>
            <text:p text:style-name="P5"><text:span text:style-name="T4"><text:s text:c="4"/></text:span><text:span text:style-name="T5">int</text:span><text:span text:style-name="T4"> i = </text:span><text:span text:style-name="T6">3</text:span><text:span text:style-name="T4">, j = </text:span><text:span text:style-name="T6">4</text:span><text:span text:style-name="T4">, k;</text:span></text:p>
            <text:p text:style-name="P5"><text:span text:style-name="T4"><text:s text:c="4"/></text:span><text:span text:style-name="T5">double</text:span><text:span text:style-name="T4"> f = </text:span><text:span text:style-name="T6">3.14</text:span><text:span text:style-name="T4">, g = </text:span><text:span text:style-name="T6">5.55</text:span><text:span text:style-name="T4">, h;</text:span></text:p>
            <text:p text:style-name="P5"><text:span text:style-name="T4"><text:s text:c="4"/></text:span><text:span text:style-name="T4">k = max(i,j);</text:span></text:p>
            <text:p text:style-name="P5"><text:span text:style-name="T4"><text:s text:c="4"/></text:span><text:span text:style-name="T4">h = max(f,g);</text:span></text:p>
            <text:p text:style-name="P5"><text:span text:style-name="T4"><text:s text:c="4"/></text:span><text:span text:style-name="T4">h = max(i,f);</text:span></text:p>
            <text:p text:style-name="P5"><text:span text:style-name="T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mplates</text:span></text:p>
          </draw:text-box>
        </draw:frame>
        <draw:frame draw:style-name="gr4" draw:text-style-name="P6" draw:layer="layout" svg:width="14.277cm" svg:height="16.903cm" svg:x="0.963cm" svg:y="3.893cm">
          <draw:text-box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5">void</text:span><text:span text:style-name="T4"> swap( T&amp; x, T&amp; y)</text:span></text:p>
            <text:p text:style-name="P5"><text:span text:style-name="T4">{</text:span></text:p>
            <text:p text:style-name="P5"><text:span text:style-name="T4"><text:s text:c="4"/></text:span><text:span text:style-name="T4">T temp = x;</text:span></text:p>
            <text:p text:style-name="P5"><text:span text:style-name="T4"><text:s text:c="4"/></text:span><text:span text:style-name="T4">x = y;</text:span></text:p>
            <text:p text:style-name="P5"><text:span text:style-name="T4"><text:s text:c="4"/></text:span><text:span text:style-name="T4">y = temp;</text:span></text:p>
            <text:p text:style-name="P5"><text:span text:style-name="T4">}</text:span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4">T max( T a, T b)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5">void</text:span><text:span text:style-name="T4"> f()</text:span></text:p>
            <text:p text:style-name="P5"><text:span text:style-name="T4">{</text:span></text:p>
            <text:p text:style-name="P5"><text:span text:style-name="T4"><text:s text:c="4"/></text:span><text:span text:style-name="T5">int</text:span><text:span text:style-name="T4"> i = </text:span><text:span text:style-name="T6">3</text:span><text:span text:style-name="T4">, j = </text:span><text:span text:style-name="T6">4</text:span><text:span text:style-name="T4">, k;</text:span></text:p>
            <text:p text:style-name="P5"><text:span text:style-name="T4"><text:s text:c="4"/></text:span><text:span text:style-name="T5">double</text:span><text:span text:style-name="T4"> f = </text:span><text:span text:style-name="T6">3.14</text:span><text:span text:style-name="T4">, g = </text:span><text:span text:style-name="T6">5.55</text:span><text:span text:style-name="T4">, h;</text:span></text:p>
            <text:p text:style-name="P5"><text:span text:style-name="T4"><text:s text:c="4"/></text:span><text:span text:style-name="T4">k = max(i,j); </text:span><text:span text:style-name="T8">// 4</text:span></text:p>
            <text:p text:style-name="P5"><text:span text:style-name="T4"><text:s text:c="4"/></text:span><text:span text:style-name="T4">h = max(f,g); </text:span><text:span text:style-name="T8">// 5.55</text:span></text:p>
            <text:p text:style-name="P5"><text:span text:style-name="T4"><text:s text:c="4"/></text:span><text:span text:style-name="T4">h = max(i,f); </text:span><text:span text:style-name="T8">// ?</text:span></text:p>
            <text:p text:style-name="P5"><text:span text:style-name="T4">}</text:span></text:p>
          </draw:text-box>
        </draw:frame>
        <draw:frame draw:style-name="gr5" draw:text-style-name="P8" draw:layer="layout" svg:width="17.84cm" svg:height="16.903cm" svg:x="10.16cm" svg:y="3.894cm">
          <draw:text-box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5">void</text:span><text:span text:style-name="T4"> swap( T&amp; x, T&amp; y)</text:span></text:p>
            <text:p text:style-name="P5"><text:span text:style-name="T4">{</text:span></text:p>
            <text:p text:style-name="P5"><text:span text:style-name="T4"><text:s text:c="4"/></text:span><text:span text:style-name="T4">T temp{std::move(x)};</text:span></text:p>
            <text:p text:style-name="P5"><text:span text:style-name="T4"><text:s text:c="4"/></text:span><text:span text:style-name="T4">x = std::move(y);</text:span></text:p>
            <text:p text:style-name="P5"><text:span text:style-name="T9"><text:s text:c="4"/></text:span><text:span text:style-name="T9">y = </text:span><text:span text:style-name="T4">std::move(temp);</text:span></text:p>
            <text:p text:style-name="P5"><text:span text:style-name="T4">}</text:span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10">constexpr</text:span><text:span text:style-name="T9"> </text:span><text:span text:style-name="T10">const</text:span><text:span text:style-name="T9"> T&amp; max(</text:span><text:span text:style-name="T10">const</text:span><text:span text:style-name="T9"> T&amp; a,</text:span><text:span text:style-name="T3">const</text:span><text:span text:style-name="T4"> T&amp; b)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lt; b )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}</text:span></text:p>
            <text:p text:style-name="P5"><text:span text:style-name="T11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05cm" presentation:class="title" presentation:user-transformed="true">
          <draw:text-box>
            <text:p><text:span text:style-name="T1">Templates with more types</text:span></text:p>
          </draw:text-box>
        </draw:frame>
        <draw:frame draw:style-name="gr6" draw:text-style-name="P6" draw:layer="layout" svg:width="26.469cm" svg:height="12.491cm" svg:x="0.963cm" svg:y="3.893cm">
          <draw:text-box>
            <text:p text:style-name="P5"><text:span text:style-name="T3">template</text:span><text:span text:style-name="T4"> &lt;</text:span><text:span text:style-name="T3">class</text:span><text:span text:style-name="T4"> </text:span><text:span text:style-name="T12">T</text:span><text:span text:style-name="T4">, </text:span><text:span text:style-name="T3">class</text:span><text:span text:style-name="T4"> </text:span><text:span text:style-name="T12">S</text:span><text:span text:style-name="T4">&gt;</text:span></text:p>
            <text:p text:style-name="P5"><text:span text:style-name="T4">T max( T a, S b) <text:s text:c="2"/></text:span><text:span text:style-name="T8">// is this ok?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f()</text:span></text:p>
            <text:p text:style-name="P5"><text:span text:style-name="T4">{</text:span></text:p>
            <text:p text:style-name="P5"><text:span text:style-name="T4"><text:s text:c="2"/></text:span><text:span text:style-name="T5">int</text:span><text:span text:style-name="T4"> <text:s text:c="4"/>i = </text:span><text:span text:style-name="T6">3</text:span><text:span text:style-name="T4">;</text:span></text:p>
            <text:p text:style-name="P5"><text:span text:style-name="T4"><text:s text:c="2"/></text:span><text:span text:style-name="T5">double</text:span><text:span text:style-name="T4"> <text:s/>x = </text:span><text:span text:style-name="T6">3.14</text:span><text:span text:style-name="T4">;</text:span></text:p>
            <text:p text:style-name="P5"><text:span text:style-name="T4"><text:s text:c="2"/></text:span><text:span text:style-name="T5">double</text:span><text:span text:style-name="T4"> <text:s/>z;</text:span></text:p>
            <text:p text:style-name="P5"><text:span text:style-name="T4"/></text:p>
            <text:p text:style-name="P5"><text:span text:style-name="T4"><text:s text:c="2"/></text:span><text:span text:style-name="T4">z = max( i, x); <text:s text:c="4"/></text:span><text:span text:style-name="T8">// z == 3.0</text:span></text:p>
            <text:p text:style-name="P5"><text:span text:style-name="T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05cm" presentation:class="title" presentation:user-transformed="true">
          <draw:text-box>
            <text:p><text:span text:style-name="T1">Templates with more types</text:span></text:p>
          </draw:text-box>
        </draw:frame>
        <draw:frame draw:style-name="gr7" draw:text-style-name="P6" draw:layer="layout" svg:width="26.469cm" svg:height="12.491cm" svg:x="0.963cm" svg:y="3.893cm">
          <draw:text-box>
            <text:p text:style-name="P5"><text:span text:style-name="T3">template</text:span><text:span text:style-name="T4"> &lt;class R, </text:span><text:span text:style-name="T3">class</text:span><text:span text:style-name="T4"> </text:span><text:span text:style-name="T12">T</text:span><text:span text:style-name="T4">, </text:span><text:span text:style-name="T3">class</text:span><text:span text:style-name="T4"> </text:span><text:span text:style-name="T12">S</text:span><text:span text:style-name="T4">&gt;</text:span></text:p>
            <text:p text:style-name="P5"><text:span text:style-name="T4">R max( T a, S b) <text:s text:c="2"/></text:span><text:span text:style-name="T8">// is this ok?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f()</text:span></text:p>
            <text:p text:style-name="P5"><text:span text:style-name="T4">{</text:span></text:p>
            <text:p text:style-name="P5"><text:span text:style-name="T4"><text:s text:c="2"/></text:span><text:span text:style-name="T5">int</text:span><text:span text:style-name="T4"> <text:s text:c="4"/>i = </text:span><text:span text:style-name="T6">3</text:span><text:span text:style-name="T4">;</text:span></text:p>
            <text:p text:style-name="P5"><text:span text:style-name="T4"><text:s text:c="2"/></text:span><text:span text:style-name="T5">double</text:span><text:span text:style-name="T4"> <text:s/>x = </text:span><text:span text:style-name="T6">3.14</text:span><text:span text:style-name="T4">;</text:span></text:p>
            <text:p text:style-name="P5"><text:span text:style-name="T4"><text:s text:c="2"/></text:span><text:span text:style-name="T5">double</text:span><text:span text:style-name="T4"> <text:s/>z;</text:span></text:p>
            <text:p text:style-name="P5"><text:span text:style-name="T4"/></text:p>
            <text:p text:style-name="P5"><text:span text:style-name="T4"><text:s text:c="2"/></text:span><text:span text:style-name="T4">z = max( i, x); <text:s text:c="4"/></text:span><text:span text:style-name="T8">// compile error: no deduction on return type</text:span></text:p>
            <text:p text:style-name="P5"><text:span text:style-name="T4">}</text:span></text:p>
          </draw:text-box>
        </draw:frame>
        <draw:custom-shape draw:style-name="gr8" draw:text-style-name="P9" draw:layer="layout" svg:width="1.016cm" svg:height="0.933cm" svg:x="6.312cm" svg:y="3.7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0.933cm" svg:x="0.912cm" svg:y="4.493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05cm" presentation:class="title" presentation:user-transformed="true">
          <draw:text-box>
            <text:p><text:span text:style-name="T1">No deduction on return type</text:span></text:p>
          </draw:text-box>
        </draw:frame>
        <draw:frame draw:style-name="gr9" draw:text-style-name="P8" draw:layer="layout" svg:width="26.469cm" svg:height="19.799cm" svg:x="0.963cm" svg:y="3.193cm">
          <draw:text-box>
            <text:p text:style-name="P5"><text:span text:style-name="T3">template</text:span><text:span text:style-name="T4"> &lt;</text:span><text:span text:style-name="T3">class</text:span><text:span text:style-name="T4"> </text:span><text:span text:style-name="T12">R</text:span><text:span text:style-name="T4">, </text:span><text:span text:style-name="T3">class</text:span><text:span text:style-name="T4"> </text:span><text:span text:style-name="T12">T</text:span><text:span text:style-name="T4">, </text:span><text:span text:style-name="T3">class</text:span><text:span text:style-name="T4"> </text:span><text:span text:style-name="T12">S</text:span><text:span text:style-name="T4">&gt;</text:span></text:p>
            <text:p text:style-name="P5"><text:span text:style-name="T4">R max( T a, S b, R)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4">z = max( i, x, </text:span><text:span text:style-name="T6">0.0</text:span><text:span text:style-name="T4">); </text:span><text:span text:style-name="T8">// works, but...</text:span></text:p>
            <text:p text:style-name="P5"><text:span text:style-name="T4"/></text:p>
            <text:p text:style-name="P5"><text:span text:style-name="T3">template</text:span><text:span text:style-name="T4"> &lt;</text:span><text:span text:style-name="T3">class</text:span><text:span text:style-name="T4"> </text:span><text:span text:style-name="T12">R</text:span><text:span text:style-name="T4">, </text:span><text:span text:style-name="T3">class</text:span><text:span text:style-name="T4"> </text:span><text:span text:style-name="T12">T</text:span><text:span text:style-name="T4">, </text:span><text:span text:style-name="T3">class</text:span><text:span text:style-name="T4"> </text:span><text:span text:style-name="T12">S</text:span><text:span text:style-name="T4">&gt;</text:span></text:p>
            <text:p text:style-name="P5"><text:span text:style-name="T4">R max( T a, S b)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4">z = max&lt;</text:span><text:span text:style-name="T5">double</text:span><text:span text:style-name="T4">&gt;( i, x); <text:s text:c="12"/></text:span><text:span text:style-name="T8">// ok, returns 3.14</text:span></text:p>
            <text:p text:style-name="P5"><text:span text:style-name="T4">k = max&lt;</text:span><text:span text:style-name="T5">long</text:span><text:span text:style-name="T4">, </text:span><text:span text:style-name="T5">long</text:span><text:span text:style-name="T4">, </text:span><text:span text:style-name="T5">int</text:span><text:span text:style-name="T4">&gt;( i, x); <text:s text:c="3"/></text:span><text:span text:style-name="T8">// converts long(i) and int(x)</text:span></text:p>
            <text:p text:style-name="P10"><text:span text:style-name="T9">k = max&lt;</text:span><text:span text:style-name="T13">int</text:span><text:span text:style-name="T9">, </text:span><text:span text:style-name="T13">int</text:span><text:span text:style-name="T9">, </text:span><text:span text:style-name="T13">int</text:span><text:span text:style-name="T9">&gt;( i, j); <text:s text:c="5"/></text:span><text:span text:style-name="T8">// too complex notation</text:span></text:p>
            <text:p text:style-name="P5"><text:span text:style-name="T14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draw:custom-shape draw:style-name="gr10" draw:text-style-name="P9" draw:layer="layout" svg:width="1.524cm" svg:height="1.016cm" svg:x="6.004cm" svg:y="8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32cm" svg:height="1.016cm" svg:x="6.504cm" svg:y="3.752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05cm" presentation:class="title" presentation:user-transformed="true">
          <draw:text-box>
            <text:p><text:span text:style-name="T1">No deduction on return type</text:span></text:p>
          </draw:text-box>
        </draw:frame>
        <draw:frame draw:style-name="gr12" draw:text-style-name="P8" draw:layer="layout" svg:width="26.469cm" svg:height="19.799cm" svg:x="0.963cm" svg:y="3.193cm">
          <draw:text-box>
            <text:p text:style-name="P5"><text:span text:style-name="T10">template</text:span><text:span text:style-name="T9"> &lt;</text:span><text:span text:style-name="T10">class</text:span><text:span text:style-name="T9"> </text:span><text:span text:style-name="T16">T</text:span><text:span text:style-name="T4">, </text:span><text:span text:style-name="T3">class</text:span><text:span text:style-name="T4"> </text:span><text:span text:style-name="T12">S</text:span><text:span text:style-name="T4">&gt;</text:span></text:p>
            <text:p text:style-name="P5"><text:span text:style-name="T4">std::common_type&lt;T,S&gt;::value max( T a, S b) </text:span><text:span text:style-name="T8">// since C++11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3">template</text:span><text:span text:style-name="T4"> &lt;</text:span><text:span text:style-name="T3">class</text:span><text:span text:style-name="T4"> </text:span><text:span text:style-name="T12">T</text:span><text:span text:style-name="T4">, </text:span><text:span text:style-name="T3">class</text:span><text:span text:style-name="T4"> </text:span><text:span text:style-name="T12">S</text:span><text:span text:style-name="T4">&gt;</text:span></text:p>
            <text:p text:style-name="P5"><text:span text:style-name="T3">auto</text:span><text:span text:style-name="T4"> max( T a, S b) <text:s text:c="9"/></text:span><text:span text:style-name="T8">// since C++14: return type deduction</text:span></text:p>
            <text:p text:style-name="P5"><text:span text:style-name="T4">{</text:span></text:p>
            <text:p text:style-name="P5"><text:span text:style-name="T4"><text:s text:c="4"/></text:span><text:span text:style-name="T3">if</text:span><text:span text:style-name="T4"> ( a &gt; b )</text:span></text:p>
            <text:p text:style-name="P5"><text:span text:style-name="T4"><text:s text:c="8"/></text:span><text:span text:style-name="T3">return</text:span><text:span text:style-name="T4"> a;</text:span></text:p>
            <text:p text:style-name="P5"><text:span text:style-name="T4"><text:s text:c="4"/></text:span><text:span text:style-name="T3">else</text:span></text:p>
            <text:p text:style-name="P5"><text:span text:style-name="T4"><text:s text:c="8"/></text:span><text:span text:style-name="T3">return</text:span><text:span text:style-name="T4"> b;</text:span></text:p>
            <text:p text:style-name="P5"><text:span text:style-name="T4">}</text:span></text:p>
            <text:p text:style-name="P5"><text:span text:style-name="T17"/></text:p>
            <text:p text:style-name="P5"><text:span text:style-name="T14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05cm" presentation:class="title" presentation:user-transformed="true">
          <draw:text-box>
            <text:p><text:span text:style-name="T1">Template overloading</text:span></text:p>
          </draw:text-box>
        </draw:frame>
        <draw:frame draw:style-name="gr13" draw:text-style-name="P8" draw:layer="layout" svg:width="26.469cm" svg:height="16.903cm" svg:x="0.963cm" svg:y="3.893cm">
          <draw:text-box>
            <text:p text:style-name="P5"><text:span text:style-name="T3">template</text:span><text:span text:style-name="T4"> &lt;</text:span><text:span text:style-name="T3">class</text:span><text:span text:style-name="T4"> </text:span><text:span text:style-name="T12">R</text:span><text:span text:style-name="T4">, </text:span><text:span text:style-name="T3">class</text:span><text:span text:style-name="T4"> </text:span><text:span text:style-name="T12">T</text:span><text:span text:style-name="T4">, </text:span><text:span text:style-name="T3">class</text:span><text:span text:style-name="T4"> </text:span><text:span text:style-name="T12">S</text:span><text:span text:style-name="T4">&gt; <text:s text:c="3"/>R max(T,S);</text:span></text:p>
            <text:p text:style-name="P5"><text:span text:style-name="T3">template</text:span><text:span text:style-name="T4"> &lt;</text:span><text:span text:style-name="T3">class</text:span><text:span text:style-name="T4"> </text:span><text:span text:style-name="T12">T</text:span><text:span text:style-name="T4">&gt; <text:s text:c="21"/>T max(T,T);</text:span></text:p>
            <text:p text:style-name="P5"><text:span text:style-name="T4"/></text:p>
            <text:p text:style-name="P5"><text:span text:style-name="T3">template</text:span><text:span text:style-name="T4"> &lt;&gt; <text:s/></text:span><text:span text:style-name="T8">// explicit (full) specialization</text:span></text:p>
            <text:p text:style-name="P5"><text:span text:style-name="T3">const</text:span><text:span text:style-name="T4"> </text:span><text:span text:style-name="T5">char</text:span><text:span text:style-name="T4"> *max&lt;</text:span><text:span text:style-name="T3">const</text:span><text:span text:style-name="T4"> </text:span><text:span text:style-name="T5">char</text:span><text:span text:style-name="T4"> *&gt;( </text:span><text:span text:style-name="T3">const</text:span><text:span text:style-name="T4"> </text:span><text:span text:style-name="T5">char</text:span><text:span text:style-name="T4"> *s1, </text:span><text:span text:style-name="T3">const</text:span><text:span text:style-name="T4"> </text:span><text:span text:style-name="T5">char</text:span><text:span text:style-name="T4"> *s2)</text:span></text:p>
            <text:p text:style-name="P5"><text:span text:style-name="T4">{</text:span></text:p>
            <text:p text:style-name="P5"><text:span text:style-name="T4"><text:s text:c="4"/></text:span><text:span text:style-name="T3">return</text:span><text:span text:style-name="T4"> <text:s/>strcmp( s1, s2) &gt; </text:span><text:span text:style-name="T6">0</text:span><text:span text:style-name="T4"> ? s1 : s2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i = </text:span><text:span text:style-name="T6">3</text:span><text:span text:style-name="T4">, j = </text:span><text:span text:style-name="T6">4</text:span><text:span text:style-name="T4">, k;</text:span></text:p>
            <text:p text:style-name="P5"><text:span text:style-name="T5">double</text:span><text:span text:style-name="T4"> x = </text:span><text:span text:style-name="T6">3.14</text:span><text:span text:style-name="T4">, z; <text:s/></text:span></text:p>
            <text:p text:style-name="P5"><text:span text:style-name="T3">const</text:span><text:span text:style-name="T4"> </text:span><text:span text:style-name="T5">char</text:span><text:span text:style-name="T4"> *s1 = </text:span><text:span text:style-name="T18">"hello"</text:span><text:span text:style-name="T4">; </text:span><text:span text:style-name="T3">const</text:span><text:span text:style-name="T4"> </text:span><text:span text:style-name="T5">char</text:span><text:span text:style-name="T4"> *s2 = </text:span><text:span text:style-name="T18">"world"</text:span><text:span text:style-name="T4">;</text:span></text:p>
            <text:p text:style-name="P5"><text:span text:style-name="T4"/></text:p>
            <text:p text:style-name="P5"><text:span text:style-name="T4">k = max( i, j); <text:s text:c="11"/></text:span><text:span text:style-name="T8">// max(T,T) <text:s text:c="11"/></text:span></text:p>
            <text:p text:style-name="P5"><text:span text:style-name="T4">z = max&lt;</text:span><text:span text:style-name="T5">double</text:span><text:span text:style-name="T4">&gt;( i, x); <text:s text:c="3"/></text:span><text:span text:style-name="T8">// max(T,S) returns 3.14</text:span></text:p>
            <text:p text:style-name="P5"><text:span text:style-name="T4">std::cout &lt;&lt; max( s1, s2); </text:span><text:span text:style-name="T8">// max(const char*,const char*) "world"</text:span></text:p>
            <text:p text:style-name="P5"><text:span text:style-name="T8"/></text:p>
            <text:p text:style-name="P5"><text:span text:style-name="T14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05cm" presentation:class="title" presentation:user-transformed="true">
          <draw:text-box>
            <text:p><text:span text:style-name="T1">Template overloading</text:span></text:p>
          </draw:text-box>
        </draw:frame>
        <draw:frame draw:style-name="gr14" draw:text-style-name="P8" draw:layer="layout" svg:width="26.469cm" svg:height="16.903cm" svg:x="0.963cm" svg:y="3.893cm">
          <draw:text-box>
            <text:p text:style-name="P10"><text:span text:style-name="T3">template</text:span><text:span text:style-name="T4"> &lt;</text:span><text:span text:style-name="T3">class</text:span><text:span text:style-name="T4"> </text:span><text:span text:style-name="T12">R</text:span><text:span text:style-name="T4">, </text:span><text:span text:style-name="T3">class</text:span><text:span text:style-name="T4"> </text:span><text:span text:style-name="T12">T</text:span><text:span text:style-name="T4">, </text:span><text:span text:style-name="T3">class</text:span><text:span text:style-name="T4"> </text:span><text:span text:style-name="T12">S</text:span><text:span text:style-name="T4">&gt; <text:s text:c="3"/>R max(T,S);</text:span></text:p>
            <text:p text:style-name="P10"><text:span text:style-name="T3">template</text:span><text:span text:style-name="T4"> &lt;</text:span><text:span text:style-name="T3">class</text:span><text:span text:style-name="T4"> </text:span><text:span text:style-name="T12">T</text:span><text:span text:style-name="T4">&gt; <text:s text:c="21"/>T max(T,T);</text:span></text:p>
            <text:p text:style-name="P10"><text:span text:style-name="T4"/></text:p>
            <text:p text:style-name="P5"><text:span text:style-name="T3">template</text:span><text:span text:style-name="T4"> &lt;&gt; <text:s/></text:span><text:span text:style-name="T8">// explicit (full) specialization</text:span></text:p>
            <text:p text:style-name="P5"><text:span text:style-name="T3">const</text:span><text:span text:style-name="T4"> </text:span><text:span text:style-name="T5">char</text:span><text:span text:style-name="T4"> *max</text:span><text:span text:style-name="T19">&lt;</text:span><text:span text:style-name="T20">const</text:span><text:span text:style-name="T19"> </text:span><text:span text:style-name="T21">char</text:span><text:span text:style-name="T19"> *&gt;</text:span><text:span text:style-name="T4">( </text:span><text:span text:style-name="T3">const</text:span><text:span text:style-name="T4"> </text:span><text:span text:style-name="T5">char</text:span><text:span text:style-name="T4"> *s1, </text:span><text:span text:style-name="T3">const</text:span><text:span text:style-name="T4"> </text:span><text:span text:style-name="T5">char</text:span><text:span text:style-name="T4"> *s2)</text:span></text:p>
            <text:p text:style-name="P5"><text:span text:style-name="T4">{</text:span></text:p>
            <text:p text:style-name="P5"><text:span text:style-name="T4"><text:s text:c="4"/></text:span><text:span text:style-name="T3">return</text:span><text:span text:style-name="T4"> <text:s/>strcmp( s1, s2) &gt; </text:span><text:span text:style-name="T6">0</text:span><text:span text:style-name="T4"> ? s1 : s2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i = </text:span><text:span text:style-name="T6">3</text:span><text:span text:style-name="T4">, j = </text:span><text:span text:style-name="T6">4</text:span><text:span text:style-name="T4">, k;</text:span></text:p>
            <text:p text:style-name="P5"><text:span text:style-name="T5">double</text:span><text:span text:style-name="T4"> x = </text:span><text:span text:style-name="T6">3.14</text:span><text:span text:style-name="T4">, z; <text:s/></text:span></text:p>
            <text:p text:style-name="P5"><text:span text:style-name="T3">const</text:span><text:span text:style-name="T4"> </text:span><text:span text:style-name="T5">char</text:span><text:span text:style-name="T4"> *s1 = </text:span><text:span text:style-name="T18">"hello"</text:span><text:span text:style-name="T4">; </text:span><text:span text:style-name="T3">const</text:span><text:span text:style-name="T4"> </text:span><text:span text:style-name="T5">char</text:span><text:span text:style-name="T4"> *s2 = </text:span><text:span text:style-name="T18">"world"</text:span><text:span text:style-name="T4">;</text:span></text:p>
            <text:p text:style-name="P5"><text:span text:style-name="T4"/></text:p>
            <text:p text:style-name="P5"><text:span text:style-name="T4">k = max( i, j); <text:s text:c="11"/></text:span><text:span text:style-name="T8">// max(T,T) <text:s text:c="11"/></text:span></text:p>
            <text:p text:style-name="P5"><text:span text:style-name="T4">z = max&lt;</text:span><text:span text:style-name="T5">double</text:span><text:span text:style-name="T4">&gt;( i, x); <text:s text:c="3"/></text:span><text:span text:style-name="T8">// max(T,S) returns 3.14</text:span></text:p>
            <text:p text:style-name="P5"><text:span text:style-name="T4">std::cout &lt;&lt; max( s1, s2); </text:span><text:span text:style-name="T8">// max(const char*,const char*) "world"</text:span></text:p>
            <text:p text:style-name="P5"><text:span text:style-name="T8"/></text:p>
            <text:p text:style-name="P5"><text:span text:style-name="T14"/></text:p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ass templates</text:span></text:p>
          </draw:text-box>
        </draw:frame>
        <draw:frame presentation:style-name="pr2" draw:text-style-name="P1" draw:layer="layout" svg:width="25.199cm" svg:height="10.58cm" svg:x="1.524cm" svg:y="5.168cm" presentation:class="outline" presentation:user-transformed="true">
          <draw:text-box>
            <text:list text:style-name="L2">
              <text:list-item>
                <text:p><text:span text:style-name="T2">All member functions are templates</text:span></text:p>
              </text:list-item>
              <text:list-item>
                <text:p><text:span text:style-name="T2">Lazy instantiation</text:span></text:p>
              </text:list-item>
              <text:list-item>
                <text:p><text:span text:style-name="T2">Possibility of partial specialization</text:span></text:p>
              </text:list-item>
              <text:list-item>
                <text:p><text:span text:style-name="T2">Specialization(s) may completely different</text:span></text:p>
              </text:list-item>
              <text:list-item>
                <text:p><text:span text:style-name="T2">Default parameters are allowed</text:span></text:p>
                <text:p><text:span text:style-name="T2"/></text:p>
                <text:p><text:span text:style-name="T1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725cm" svg:y="0.05cm" presentation:class="title" presentation:user-transformed="true">
          <draw:text-box>
            <text:p><text:span text:style-name="T1">Class template</text:span></text:p>
          </draw:text-box>
        </draw:frame>
        <draw:frame draw:style-name="gr15" draw:text-style-name="P11" draw:layer="layout" svg:width="17.78cm" svg:height="13.67cm" svg:x="1.016cm" svg:y="3.048cm">
          <draw:text-box>
            <text:p text:style-name="P10"><text:span text:style-name="T22">// complex.h</text:span></text:p>
            <text:p text:style-name="P10"><text:span text:style-name="T22"/></text:p>
            <text:p text:style-name="P10"><text:span text:style-name="T22">#ifndef COMPLEX_H</text:span></text:p>
            <text:p text:style-name="P10"><text:span text:style-name="T23">#define </text:span><text:span text:style-name="T22">COMPLEX_H</text:span></text:p>
            <text:p text:style-name="P10"><text:span text:style-name="T24"/></text:p>
            <text:p text:style-name="P10"><text:span text:style-name="T25">template</text:span><text:span text:style-name="T24"> </text:span><text:span text:style-name="T26">&lt;</text:span><text:span text:style-name="T25">typename</text:span><text:span text:style-name="T24"> </text:span><text:span text:style-name="T27">T</text:span><text:span text:style-name="T26">&gt;</text:span><text:span text:style-name="T24"> <text:s/></text:span></text:p>
            <text:p text:style-name="P5"><text:span text:style-name="T25">struct</text:span><text:span text:style-name="T24"> </text:span><text:span text:style-name="T27">complex_t</text:span></text:p>
            <text:p text:style-name="P5"><text:span text:style-name="T26">{</text:span></text:p>
            <text:p text:style-name="P5"><text:span text:style-name="T24"><text:tab/></text:span><text:span text:style-name="T26">T</text:span><text:span text:style-name="T24"> </text:span><text:span text:style-name="T26">re;</text:span></text:p>
            <text:p text:style-name="P5"><text:span text:style-name="T24"><text:tab/></text:span><text:span text:style-name="T26">T</text:span><text:span text:style-name="T24"> </text:span><text:span text:style-name="T26">im;</text:span></text:p>
            <text:p text:style-name="P5"><text:span text:style-name="T26">};</text:span></text:p>
            <text:p text:style-name="P5"><text:span text:style-name="T24"/></text:p>
            <text:p text:style-name="P10"><text:span text:style-name="T25">template</text:span><text:span text:style-name="T24"> </text:span><text:span text:style-name="T26">&lt;</text:span><text:span text:style-name="T25">typename</text:span><text:span text:style-name="T24"> </text:span><text:span text:style-name="T27">T</text:span><text:span text:style-name="T26">&gt;</text:span><text:span text:style-name="T24"> <text:s/></text:span></text:p>
            <text:p text:style-name="P10"><text:span text:style-name="T28">bool</text:span><text:span text:style-name="T24"> </text:span><text:span text:style-name="T25">operator</text:span><text:span text:style-name="T26">==(complex_t&lt;T&gt;</text:span><text:span text:style-name="T24"> </text:span><text:span text:style-name="T26">c1,</text:span><text:span text:style-name="T24"> </text:span><text:span text:style-name="T26">complex_t&lt;T&gt;</text:span><text:span text:style-name="T24"> </text:span><text:span text:style-name="T26">c2)</text:span></text:p>
            <text:p text:style-name="P10"><text:span text:style-name="T26">{</text:span></text:p>
            <text:p text:style-name="P10"><text:span text:style-name="T24"><text:tab/></text:span><text:span text:style-name="T25">return</text:span><text:span text:style-name="T24"> </text:span><text:span text:style-name="T26">c1.re</text:span><text:span text:style-name="T24"> </text:span><text:span text:style-name="T26">==</text:span><text:span text:style-name="T24"> </text:span><text:span text:style-name="T26">c2.re</text:span><text:span text:style-name="T24"> </text:span><text:span text:style-name="T26">&amp;&amp;</text:span><text:span text:style-name="T24"> </text:span><text:span text:style-name="T26">c1.im</text:span><text:span text:style-name="T24"> </text:span><text:span text:style-name="T26">==</text:span><text:span text:style-name="T24"> </text:span><text:span text:style-name="T26">c2.im;</text:span></text:p>
            <text:p text:style-name="P10"><text:span text:style-name="T26">}</text:span></text:p>
            <text:p text:style-name="P5"><text:span text:style-name="T24"/></text:p>
            <text:p text:style-name="P10"><text:span text:style-name="T23">#endif </text:span><text:span text:style-name="T29">// </text:span><text:span text:style-name="T30">COMPLEX_H</text:span></text:p>
            <text:p text:style-name="P10"><text:span text:style-name="T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725cm" svg:y="0.05cm" presentation:class="title" presentation:user-transformed="true">
          <draw:text-box>
            <text:p><text:span text:style-name="T1">Class template</text:span></text:p>
          </draw:text-box>
        </draw:frame>
        <draw:frame draw:style-name="gr16" draw:text-style-name="P11" draw:layer="layout" svg:width="17.78cm" svg:height="13.67cm" svg:x="1.016cm" svg:y="3.048cm">
          <draw:text-box>
            <text:p text:style-name="P10"><text:span text:style-name="T22">// complex.h</text:span></text:p>
            <text:p text:style-name="P10"><text:span text:style-name="T22"/></text:p>
            <text:p text:style-name="P10"><text:span text:style-name="T22">#ifndef COMPLEX_H</text:span></text:p>
            <text:p text:style-name="P10"><text:span text:style-name="T23">#define </text:span><text:span text:style-name="T22">COMPLEX_H</text:span></text:p>
            <text:p text:style-name="P10"><text:span text:style-name="T24"/></text:p>
            <text:p text:style-name="P10"><text:span text:style-name="T25">template</text:span><text:span text:style-name="T24"> </text:span><text:span text:style-name="T26">&lt;</text:span><text:span text:style-name="T25">typename</text:span><text:span text:style-name="T24"> </text:span><text:span text:style-name="T27">T</text:span><text:span text:style-name="T26">&gt;</text:span><text:span text:style-name="T24"> <text:s/></text:span></text:p>
            <text:p text:style-name="P5"><text:span text:style-name="T25">struct</text:span><text:span text:style-name="T24"> </text:span><text:span text:style-name="T27">complex_t</text:span></text:p>
            <text:p text:style-name="P5"><text:span text:style-name="T26">{</text:span></text:p>
            <text:p text:style-name="P5"><text:span text:style-name="T24"><text:tab/></text:span><text:span text:style-name="T26">T</text:span><text:span text:style-name="T24"> </text:span><text:span text:style-name="T26">re;</text:span></text:p>
            <text:p text:style-name="P5"><text:span text:style-name="T24"><text:tab/></text:span><text:span text:style-name="T26">T</text:span><text:span text:style-name="T24"> </text:span><text:span text:style-name="T26">im;</text:span></text:p>
            <text:p text:style-name="P5"><text:span text:style-name="T26">};</text:span></text:p>
            <text:p text:style-name="P5"><text:span text:style-name="T24"/></text:p>
            <text:p text:style-name="P10"><text:span text:style-name="T25">template</text:span><text:span text:style-name="T24"> </text:span><text:span text:style-name="T26">&lt;</text:span><text:span text:style-name="T25">typename</text:span><text:span text:style-name="T24"> </text:span><text:span text:style-name="T27">T</text:span><text:span text:style-name="T26">&gt;</text:span><text:span text:style-name="T24"> <text:s/></text:span></text:p>
            <text:p text:style-name="P10"><text:span text:style-name="T28">bool</text:span><text:span text:style-name="T24"> </text:span><text:span text:style-name="T25">operator</text:span><text:span text:style-name="T26">==(complex_t&lt;T&gt;</text:span><text:span text:style-name="T24"> </text:span><text:span text:style-name="T26">c1,</text:span><text:span text:style-name="T24"> </text:span><text:span text:style-name="T26">complex_t&lt;T&gt;</text:span><text:span text:style-name="T24"> </text:span><text:span text:style-name="T26">c2)</text:span></text:p>
            <text:p text:style-name="P10"><text:span text:style-name="T26">{</text:span></text:p>
            <text:p text:style-name="P10"><text:span text:style-name="T24"><text:tab/></text:span><text:span text:style-name="T25">return</text:span><text:span text:style-name="T24"> </text:span><text:span text:style-name="T26">c1.re</text:span><text:span text:style-name="T24"> </text:span><text:span text:style-name="T26">==</text:span><text:span text:style-name="T24"> </text:span><text:span text:style-name="T26">c2.re</text:span><text:span text:style-name="T24"> </text:span><text:span text:style-name="T26">&amp;&amp;</text:span><text:span text:style-name="T24"> </text:span><text:span text:style-name="T26">c1.im</text:span><text:span text:style-name="T24"> </text:span><text:span text:style-name="T26">==</text:span><text:span text:style-name="T24"> </text:span><text:span text:style-name="T26">c2.im;</text:span></text:p>
            <text:p text:style-name="P10"><text:span text:style-name="T26">}</text:span></text:p>
            <text:p text:style-name="P5"><text:span text:style-name="T24"/></text:p>
            <text:p text:style-name="P10"><text:span text:style-name="T23">#endif </text:span><text:span text:style-name="T29">// </text:span><text:span text:style-name="T30">COMPLEX_H</text:span></text:p>
            <text:p text:style-name="P10"><text:span text:style-name="T24"/></text:p>
          </draw:text-box>
        </draw:frame>
        <draw:frame draw:style-name="gr17" draw:text-style-name="P11" draw:layer="layout" svg:width="12.4cm" svg:height="5.166cm" svg:x="14.936cm" svg:y="4.046cm">
          <draw:text-box>
            <text:p text:style-name="P10"><text:span text:style-name="T22">#include “complex.h”</text:span></text:p>
            <text:p text:style-name="P10"><text:span text:style-name="T31"/></text:p>
            <text:p text:style-name="P10"><text:span text:style-name="T31">bool</text:span><text:span text:style-name="T32"> </text:span><text:span text:style-name="T33">f(complex_t</text:span><text:span text:style-name="T26">&lt;</text:span><text:span text:style-name="T28">double</text:span><text:span text:style-name="T26">&gt;</text:span><text:span text:style-name="T24"> </text:span><text:span text:style-name="T26">par)</text:span><text:span text:style-name="T24"><text:line-break/></text:span><text:span text:style-name="T26">{</text:span></text:p>
            <text:p text:style-name="P10"><text:span text:style-name="T24"><text:tab/></text:span><text:span text:style-name="T26">complex_t&lt;</text:span><text:span text:style-name="T28">double</text:span><text:span text:style-name="T26">&gt;</text:span><text:span text:style-name="T24"> </text:span><text:span text:style-name="T26">c{</text:span><text:span text:style-name="T34">1.</text:span><text:span text:style-name="T26">,</text:span><text:span text:style-name="T34">3.14</text:span><text:span text:style-name="T26">};</text:span></text:p>
            <text:p text:style-name="P10"><text:span text:style-name="T24"><text:tab/></text:span><text:span text:style-name="T25">return</text:span><text:span text:style-name="T24"> </text:span><text:span text:style-name="T26">c</text:span><text:span text:style-name="T24"> </text:span><text:span text:style-name="T26">==</text:span><text:span text:style-name="T24"> </text:span><text:span text:style-name="T26">par;</text:span></text:p>
            <text:p text:style-name="P10"><text:span text:style-name="T26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725cm" svg:y="0.05cm" presentation:class="title" presentation:user-transformed="true">
          <draw:text-box>
            <text:p><text:span text:style-name="T1">Class template</text:span></text:p>
          </draw:text-box>
        </draw:frame>
        <draw:frame draw:style-name="gr18" draw:text-style-name="P11" draw:layer="layout" svg:width="17.78cm" svg:height="13.67cm" svg:x="1.016cm" svg:y="3.048cm">
          <draw:text-box>
            <text:p text:style-name="P10"><text:span text:style-name="T22">// complex.h</text:span></text:p>
            <text:p text:style-name="P10"><text:span text:style-name="T22"/></text:p>
            <text:p text:style-name="P10"><text:span text:style-name="T22">#ifndef COMPLEX_H</text:span></text:p>
            <text:p text:style-name="P10"><text:span text:style-name="T23">#define </text:span><text:span text:style-name="T22">COMPLEX_H</text:span></text:p>
            <text:p text:style-name="P10"><text:span text:style-name="T24"/></text:p>
            <text:p text:style-name="P10"><text:span text:style-name="T25">template</text:span><text:span text:style-name="T24"> </text:span><text:span text:style-name="T26">&lt;</text:span><text:span text:style-name="T25">typename</text:span><text:span text:style-name="T24"> </text:span><text:span text:style-name="T27">T=double</text:span><text:span text:style-name="T26">&gt;</text:span><text:span text:style-name="T24"> <text:s/></text:span></text:p>
            <text:p text:style-name="P5"><text:span text:style-name="T25">struct</text:span><text:span text:style-name="T24"> </text:span><text:span text:style-name="T27">complex_t</text:span></text:p>
            <text:p text:style-name="P5"><text:span text:style-name="T26">{</text:span></text:p>
            <text:p text:style-name="P5"><text:span text:style-name="T24"><text:tab/></text:span><text:span text:style-name="T26">T</text:span><text:span text:style-name="T24"> </text:span><text:span text:style-name="T26">re;</text:span></text:p>
            <text:p text:style-name="P5"><text:span text:style-name="T24"><text:tab/></text:span><text:span text:style-name="T26">T</text:span><text:span text:style-name="T24"> </text:span><text:span text:style-name="T26">im;</text:span></text:p>
            <text:p text:style-name="P5"><text:span text:style-name="T26">};</text:span></text:p>
            <text:p text:style-name="P5"><text:span text:style-name="T24"/></text:p>
            <text:p text:style-name="P10"><text:span text:style-name="T35">template</text:span><text:span text:style-name="T32"> </text:span><text:span text:style-name="T33">&lt;</text:span><text:span text:style-name="T35">typename</text:span><text:span text:style-name="T32"> </text:span><text:span text:style-name="T36">T</text:span><text:span text:style-name="T27">=double</text:span><text:span text:style-name="T26">&gt;</text:span><text:span text:style-name="T24"> <text:s/></text:span></text:p>
            <text:p text:style-name="P10"><text:span text:style-name="T28">bool</text:span><text:span text:style-name="T24"> </text:span><text:span text:style-name="T25">operator</text:span><text:span text:style-name="T26">==(complex_t&lt;T&gt;</text:span><text:span text:style-name="T24"> </text:span><text:span text:style-name="T26">c1,</text:span><text:span text:style-name="T24"> </text:span><text:span text:style-name="T26">complex_t&lt;T&gt;</text:span><text:span text:style-name="T24"> </text:span><text:span text:style-name="T26">c2)</text:span></text:p>
            <text:p text:style-name="P10"><text:span text:style-name="T26">{</text:span></text:p>
            <text:p text:style-name="P10"><text:span text:style-name="T24"><text:tab/></text:span><text:span text:style-name="T25">return</text:span><text:span text:style-name="T24"> </text:span><text:span text:style-name="T26">c1.re</text:span><text:span text:style-name="T24"> </text:span><text:span text:style-name="T26">==</text:span><text:span text:style-name="T24"> </text:span><text:span text:style-name="T26">c2.re</text:span><text:span text:style-name="T24"> </text:span><text:span text:style-name="T26">&amp;&amp;</text:span><text:span text:style-name="T24"> </text:span><text:span text:style-name="T26">c1.im</text:span><text:span text:style-name="T24"> </text:span><text:span text:style-name="T26">==</text:span><text:span text:style-name="T24"> </text:span><text:span text:style-name="T26">c2.im;</text:span></text:p>
            <text:p text:style-name="P10"><text:span text:style-name="T26">}</text:span></text:p>
            <text:p text:style-name="P5"><text:span text:style-name="T24"/></text:p>
            <text:p text:style-name="P10"><text:span text:style-name="T23">#endif </text:span><text:span text:style-name="T29">// </text:span><text:span text:style-name="T30">COMPLEX_H</text:span></text:p>
            <text:p text:style-name="P10"><text:span text:style-name="T24"/></text:p>
          </draw:text-box>
        </draw:frame>
        <draw:frame draw:style-name="gr19" draw:text-style-name="P11" draw:layer="layout" svg:width="12.4cm" svg:height="5.166cm" svg:x="14.936cm" svg:y="4.046cm">
          <draw:text-box>
            <text:p text:style-name="P10"><text:span text:style-name="T22">#include “complex.h”</text:span></text:p>
            <text:p text:style-name="P10"><text:span text:style-name="T31"/></text:p>
            <text:p text:style-name="P10"><text:span text:style-name="T31">bool</text:span><text:span text:style-name="T32"> </text:span><text:span text:style-name="T33">f(complex_t</text:span><text:span text:style-name="T26">&lt;&gt;</text:span><text:span text:style-name="T24"> </text:span><text:span text:style-name="T26">par)</text:span><text:span text:style-name="T24"><text:line-break/></text:span><text:span text:style-name="T26">{</text:span></text:p>
            <text:p text:style-name="P10"><text:span text:style-name="T24"><text:tab/></text:span><text:span text:style-name="T26">complex_t&lt;&gt;</text:span><text:span text:style-name="T24"> </text:span><text:span text:style-name="T26">c{</text:span><text:span text:style-name="T34">1.</text:span><text:span text:style-name="T26">,</text:span><text:span text:style-name="T34">3.14</text:span><text:span text:style-name="T26">};</text:span></text:p>
            <text:p text:style-name="P10"><text:span text:style-name="T24"><text:tab/></text:span><text:span text:style-name="T25">return</text:span><text:span text:style-name="T24"> </text:span><text:span text:style-name="T26">c</text:span><text:span text:style-name="T24"> </text:span><text:span text:style-name="T26">==</text:span><text:span text:style-name="T24"> </text:span><text:span text:style-name="T26">par;</text:span></text:p>
            <text:p text:style-name="P10"><text:span text:style-name="T26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Dependent types</text:p>
          </draw:text-box>
        </draw:frame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Until type parameter is given, we are not sure on member </text:span></text:p>
              </text:list-item>
              <text:list-item>
                <text:p><text:span text:style-name="T38">Specialization can change </text:span></text:p>
              </text:list-item>
              <text:list-item>
                <text:p><text:span text:style-name="T38">If we mean type: </text:span><text:span text:style-name="T39">typename </text:span><text:span text:style-name="T38">keyword should be used </text:span></text:p>
              </text:list-item>
            </text:list>
          </draw:text-box>
        </draw:frame>
        <draw:frame draw:style-name="gr20" draw:text-style-name="P6" draw:layer="layout" svg:width="27.028cm" svg:height="11.111cm" svg:x="1.047cm" svg:y="7.902cm">
          <draw:text-box>
            <text:p text:style-name="P5"><text:span text:style-name="T5">long</text:span><text:span text:style-name="T4"> ptr;</text:span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3">class</text:span><text:span text:style-name="T4"> </text:span><text:span text:style-name="T12">MyClass</text:span></text:p>
            <text:p text:style-name="P5"><text:span text:style-name="T4">{</text:span></text:p>
            <text:p text:style-name="P5"><text:span text:style-name="T4"><text:s text:c="3"/></text:span><text:span text:style-name="T4">T::SubType * ptr; <text:s text:c="2"/></text:span><text:span text:style-name="T8">// declaration or multiplication?</text:span></text:p>
            <text:p text:style-name="P5"><text:span text:style-name="T4"><text:s text:c="3"/></text:span><text:span text:style-name="T8">//...</text:span></text:p>
            <text:p text:style-name="P5"><text:span text:style-name="T4">};</text:span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3">class</text:span><text:span text:style-name="T4"> </text:span><text:span text:style-name="T12">MyClass</text:span></text:p>
            <text:p text:style-name="P5"><text:span text:style-name="T4">{</text:span></text:p>
            <text:p text:style-name="P5"><text:span text:style-name="T4"><text:s text:c="3"/></text:span><text:span text:style-name="T3">typename</text:span><text:span text:style-name="T4"> T::SubType * ptr;</text:span></text:p>
            <text:p text:style-name="P5"><text:span text:style-name="T4"><text:s text:c="3"/></text:span><text:span text:style-name="T8">//...</text:span></text:p>
            <text:p text:style-name="P5"><text:span text:style-name="T4">};</text:span></text:p>
            <text:p text:style-name="P5"><text:span text:style-name="T4"/></text:p>
            <text:p text:style-name="P5"><text:span text:style-name="T3">typename</text:span><text:span text:style-name="T4"> T::const_iterator pos;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Dependent types</text:p>
          </draw:text-box>
        </draw:frame>
        <draw:frame presentation:style-name="pr2" draw:text-style-name="P13" draw:layer="layout" svg:width="25.961cm" svg:height="15.654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40">There are a few exceptions, where </text:span><text:span text:style-name="T41">typename</text:span><text:span text:style-name="T40"> is not needed</text:span></text:p>
              </text:list-item>
              <text:list-item>
                <text:p><text:span text:style-name="T40">Before C++20</text:span></text:p>
                <text:list>
                  <text:list-item>
                    <text:p><text:span text:style-name="T40">Inheritance</text:span></text:p>
                  </text:list-item>
                  <text:list-item>
                    <text:p><text:span text:style-name="T40">Member initialization ids</text:span></text:p>
                  </text:list-item>
                </text:list>
              </text:list-item>
              <text:list-item>
                <text:p><text:span text:style-name="T40">Since C++20</text:span></text:p>
                <text:list>
                  <text:list-item>
                    <text:p><text:span text:style-name="T40">Using declaration</text:span></text:p>
                  </text:list-item>
                  <text:list-item>
                    <text:p><text:span text:style-name="T40">Data member declaration</text:span></text:p>
                  </text:list-item>
                  <text:list-item>
                    <text:p><text:span text:style-name="T40">Function parameters</text:span></text:p>
                  </text:list-item>
                  <text:list-item>
                    <text:p text:style-name="P15"><text:span text:style-name="T40">Default argument of template</text:span></text:p>
                  </text:list-item>
                  <text:list-item>
                    <text:p><text:span text:style-name="T40">Type of casts</text:span>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5.09cm" svg:height="13.716cm" svg:x="12.342cm" svg:y="5.08cm">
          <draw:text-box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10"><text:span text:style-name="T42">// Before C++20</text:span></text:p>
            <text:p text:style-name="P10"><text:span text:style-name="T10">class</text:span><text:span text:style-name="T9"> </text:span><text:span text:style-name="T16">MyClass</text:span><text:span text:style-name="T9"> : T::X <text:s/></text:span><text:span text:style-name="T8">// base class</text:span></text:p>
            <text:p text:style-name="P5"><text:span text:style-name="T4">{</text:span></text:p>
            <text:p text:style-name="P5"><text:span text:style-name="T4"><text:s text:c="3"/></text:span><text:span text:style-name="T5">int</text:span><text:span text:style-name="T4"> i{T::val}; </text:span><text:span text:style-name="T8">// member initializ.</text:span></text:p>
            <text:p text:style-name="P5"><text:span text:style-name="T4"><text:s text:c="3"/></text:span></text:p>
            <text:p text:style-name="P5"><text:span text:style-name="T4"><text:s text:c="3"/></text:span><text:span text:style-name="T8">// Since C++20</text:span></text:p>
            <text:p text:style-name="P10"><text:span text:style-name="T9"><text:s text:c="3"/></text:span><text:span text:style-name="T10">using</text:span><text:span text:style-name="T9"> TX = T::X; </text:span><text:span text:style-name="T8">// using</text:span></text:p>
            <text:p text:style-name="P10"><text:span text:style-name="T9"><text:s text:c="3"/></text:span><text:span text:style-name="T9">T::X <text:s/>member; <text:s text:c="3"/></text:span><text:span text:style-name="T8">// data member</text:span></text:p>
            <text:p text:style-name="P10"><text:span text:style-name="T9"><text:s text:c="3"/></text:span><text:span text:style-name="T13">void</text:span><text:span text:style-name="T9"> </text:span><text:span text:style-name="T43">f</text:span><text:span text:style-name="T9">( T::X param); </text:span><text:span text:style-name="T8">// func param</text:span></text:p>
            <text:p text:style-name="P10"><text:span text:style-name="T4">};</text:span></text:p>
            <text:p text:style-name="P5"><text:span text:style-name="T1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Two phase lookup</text:p>
          </draw:text-box>
        </draw:frame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here is two phases for template parse and name lookup</text:span></text:p>
                <text:p><text:span text:style-name="T37"/></text:p>
              </text:list-item>
            </text:list>
          </draw:text-box>
        </draw:frame>
        <draw:frame draw:style-name="gr22" draw:text-style-name="P6" draw:layer="layout" svg:width="27.028cm" svg:height="13.283cm" svg:x="0.972cm" svg:y="4.951cm">
          <draw:text-box>
            <text:p text:style-name="P5"><text:span text:style-name="T5">void</text:span><text:span text:style-name="T4"> </text:span><text:span text:style-name="T44">bar</text:span><text:span text:style-name="T4">()</text:span></text:p>
            <text:p text:style-name="P5"><text:span text:style-name="T4">{</text:span></text:p>
            <text:p text:style-name="P5"><text:span text:style-name="T4"><text:s text:c="2"/></text:span><text:span text:style-name="T4">std::cout &lt;&lt; </text:span><text:span text:style-name="T18">"::bar()"</text:span><text:span text:style-name="T4"> &lt;&lt; std::endl;</text:span></text:p>
            <text:p text:style-name="P5"><text:span text:style-name="T4">}</text:span></text:p>
            <text:p text:style-name="P5"><text:span text:style-name="T4"/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3">class</text:span><text:span text:style-name="T4"> </text:span><text:span text:style-name="T12">Base</text:span></text:p>
            <text:p text:style-name="P5"><text:span text:style-name="T4">{</text:span></text:p>
            <text:p text:style-name="P5"><text:span text:style-name="T3">public</text:span><text:span text:style-name="T4">:</text:span></text:p>
            <text:p text:style-name="P5"><text:span text:style-name="T4"><text:s text:c="4"/></text:span><text:span text:style-name="T5">void</text:span><text:span text:style-name="T4"> bar() { std::cout &lt;&lt; </text:span><text:span text:style-name="T18">"Base::bar()"</text:span><text:span text:style-name="T4"> &lt;&lt; std::endl; }</text:span></text:p>
            <text:p text:style-name="P5"><text:span text:style-name="T4">};</text:span></text:p>
            <text:p text:style-name="P5"><text:span text:style-name="T4"/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3">class</text:span><text:span text:style-name="T4"> </text:span><text:span text:style-name="T12">Derived</text:span><text:span text:style-name="T4"> : </text:span><text:span text:style-name="T3">public</text:span><text:span text:style-name="T4"> Base&lt;T&gt;</text:span></text:p>
            <text:p text:style-name="P5"><text:span text:style-name="T4">{</text:span></text:p>
            <text:p text:style-name="P5"><text:span text:style-name="T3">public</text:span><text:span text:style-name="T4">:</text:span></text:p>
            <text:p text:style-name="P5"><text:span text:style-name="T9"><text:s text:c="4"/></text:span><text:span text:style-name="T13">void</text:span><text:span text:style-name="T9"> foo() { bar(); } <text:s/></text:span><text:span text:style-name="T42">// </text:span><text:span text:style-name="T8">compile error or calls external bar()</text:span></text:p>
            <text:p text:style-name="P5"><text:span text:style-name="T4">};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Two phase lookup</text:p>
          </draw:text-box>
        </draw:frame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here is two phases for template parse and name lookup</text:span></text:p>
                <text:p><text:span text:style-name="T37"/></text:p>
              </text:list-item>
            </text:list>
          </draw:text-box>
        </draw:frame>
        <draw:frame draw:style-name="gr23" draw:text-style-name="P6" draw:layer="layout" svg:width="27.028cm" svg:height="13.283cm" svg:x="0.972cm" svg:y="4.951cm">
          <draw:text-box>
            <text:p text:style-name="P5"><text:span text:style-name="T5">void</text:span><text:span text:style-name="T4"> </text:span><text:span text:style-name="T44">bar</text:span><text:span text:style-name="T4">()</text:span></text:p>
            <text:p text:style-name="P5"><text:span text:style-name="T4">{</text:span></text:p>
            <text:p text:style-name="P5"><text:span text:style-name="T4"><text:s text:c="2"/></text:span><text:span text:style-name="T4">std::cout &lt;&lt; </text:span><text:span text:style-name="T18">"::bar()"</text:span><text:span text:style-name="T4"> &lt;&lt; std::endl;</text:span></text:p>
            <text:p text:style-name="P5"><text:span text:style-name="T4">}</text:span></text:p>
            <text:p text:style-name="P5"><text:span text:style-name="T4"/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3">class</text:span><text:span text:style-name="T4"> </text:span><text:span text:style-name="T12">Base</text:span></text:p>
            <text:p text:style-name="P5"><text:span text:style-name="T4">{</text:span></text:p>
            <text:p text:style-name="P5"><text:span text:style-name="T3">public</text:span><text:span text:style-name="T4">:</text:span></text:p>
            <text:p text:style-name="P5"><text:span text:style-name="T4"><text:s text:c="4"/></text:span><text:span text:style-name="T5">void</text:span><text:span text:style-name="T4"> bar() { std::cout &lt;&lt; </text:span><text:span text:style-name="T18">"Base::bar()"</text:span><text:span text:style-name="T4"> &lt;&lt; std::endl; }</text:span></text:p>
            <text:p text:style-name="P5"><text:span text:style-name="T4">};</text:span></text:p>
            <text:p text:style-name="P5"><text:span text:style-name="T4"/></text:p>
            <text:p text:style-name="P5"><text:span text:style-name="T3">template</text:span><text:span text:style-name="T4"> &lt;</text:span><text:span text:style-name="T3">typename</text:span><text:span text:style-name="T4"> T&gt;</text:span></text:p>
            <text:p text:style-name="P5"><text:span text:style-name="T3">class</text:span><text:span text:style-name="T4"> </text:span><text:span text:style-name="T12">Derived</text:span><text:span text:style-name="T4"> : </text:span><text:span text:style-name="T3">public</text:span><text:span text:style-name="T4"> Base&lt;T&gt;</text:span></text:p>
            <text:p text:style-name="P5"><text:span text:style-name="T4">{</text:span></text:p>
            <text:p text:style-name="P5"><text:span text:style-name="T3">public</text:span><text:span text:style-name="T4">:</text:span></text:p>
            <text:p text:style-name="P5"><text:span text:style-name="T4"><text:s text:c="4"/></text:span><text:span text:style-name="T5">void</text:span><text:span text:style-name="T4"> foo() { </text:span><text:span text:style-name="T3">this</text:span><text:span text:style-name="T4">-&gt;bar(); } <text:s text:c="2"/></text:span><text:span text:style-name="T8">// or Base::bar()</text:span></text:p>
            <text:p text:style-name="P5"><text:span text:style-name="T4">};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762cm" svg:y="-0.762cm" presentation:class="title" presentation:user-transformed="true">
          <draw:text-box>
            <text:p>Static polymorphism</text:p>
          </draw:text-box>
        </draw:frame>
        <draw:frame presentation:style-name="pr2" draw:text-style-name="P13" draw:layer="layout" svg:width="25.961cm" svg:height="4.999cm" svg:x="1.27cm" svg:y="1.27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When we separate interface and implementation</text:span></text:p>
              </text:list-item>
              <text:list-item>
                <text:p><text:span text:style-name="T38">But no run-time variation between objects</text:span></text:p>
                <text:p><text:span text:style-name="T37"/></text:p>
              </text:list-item>
            </text:list>
          </draw:text-box>
        </draw:frame>
        <draw:frame draw:style-name="gr24" draw:text-style-name="P6" draw:layer="layout" svg:width="27.028cm" svg:height="14.309cm" svg:x="0.658cm" svg:y="5.546cm">
          <draw:text-box>
            <text:p text:style-name="P5"><text:span text:style-name="T3">template</text:span><text:span text:style-name="T4"> &lt;</text:span><text:span text:style-name="T3">class</text:span><text:span text:style-name="T4"> </text:span><text:span text:style-name="T12">Derived</text:span><text:span text:style-name="T4">&gt;</text:span></text:p>
            <text:p text:style-name="P5"><text:span text:style-name="T3">struct</text:span><text:span text:style-name="T4"> Base</text:span></text:p>
            <text:p text:style-name="P5"><text:span text:style-name="T4">{</text:span></text:p>
            <text:p text:style-name="P5"><text:span text:style-name="T4"><text:s text:c="2"/></text:span><text:span text:style-name="T5">void</text:span><text:span text:style-name="T4"> interface() <text:s/>{</text:span></text:p>
            <text:p text:style-name="P5"><text:span text:style-name="T4"><text:s text:c="4"/></text:span><text:span text:style-name="T3">static_cast</text:span><text:span text:style-name="T4">&lt;Derived*&gt;(</text:span><text:span text:style-name="T3">this</text:span><text:span text:style-name="T4">)-&gt;implementation();</text:span></text:p>
            <text:p text:style-name="P5"><text:span text:style-name="T4"><text:s text:c="2"/></text:span><text:span text:style-name="T4">}</text:span></text:p>
            <text:p text:style-name="P5"><text:span text:style-name="T4">};</text:span></text:p>
            <text:p text:style-name="P10"><text:span text:style-name="T3">template</text:span><text:span text:style-name="T4"> &lt;</text:span><text:span text:style-name="T3">typename</text:span><text:span text:style-name="T4"> T&gt;</text:span></text:p>
            <text:p text:style-name="P10"><text:span text:style-name="T13">void</text:span><text:span text:style-name="T9"> execute( std::vector&lt;T*&gt; v) { </text:span></text:p>
            <text:p text:style-name="P10"><text:span text:style-name="T9"><text:s text:c="2"/></text:span><text:span text:style-name="T10">for</text:span><text:span text:style-name="T9">( </text:span><text:span text:style-name="T10">auto</text:span><text:span text:style-name="T9"> ptr : v ) ptr-&gt;interface(); </text:span></text:p>
            <text:p text:style-name="P10"><text:span text:style-name="T9">}</text:span></text:p>
            <text:p text:style-name="P5"><text:span text:style-name="T4"/></text:p>
            <text:p text:style-name="P5"><text:span text:style-name="T3">struct</text:span><text:span text:style-name="T4"> Derived1 : Base&lt;Derived1&gt; {</text:span></text:p>
            <text:p text:style-name="P5"><text:span text:style-name="T4"><text:s text:c="2"/></text:span><text:span text:style-name="T5">void</text:span><text:span text:style-name="T4"> implementation();</text:span></text:p>
            <text:p text:style-name="P5"><text:span text:style-name="T4">};</text:span></text:p>
            <text:p text:style-name="P10"><text:span text:style-name="T3">struct</text:span><text:span text:style-name="T4"> Derived2 : Base&lt;Derived2&gt; {</text:span></text:p>
            <text:p text:style-name="P10"><text:span text:style-name="T4"><text:s text:c="2"/></text:span><text:span text:style-name="T5">void</text:span><text:span text:style-name="T4"> implementation();</text:span></text:p>
            <text:p text:style-name="P10"><text:span text:style-name="T4">};</text:span></text:p>
            <text:p text:style-name="P10"><text:span text:style-name="T4">std::vector&lt;Base&lt;Derived1&gt;*&gt; v1; </text:span><text:span text:style-name="T8">/* ... */</text:span><text:span text:style-name="T4"> execute(v1);</text:span></text:p>
            <text:p text:style-name="P10"><text:span text:style-name="T9">std::vector&lt;Base&lt;Derived2&gt;*&gt; v2; </text:span><text:span text:style-name="T42">/* ... */</text:span><text:span text:style-name="T9"> execute(v2);</text:span></text:p>
            <text:p text:style-name="P10"><text:span text:style-name="T9"/></text:p>
            <text:p text:style-name="P10"><text:span text:style-name="T9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Using (C++11)</text:p>
          </draw:text-box>
        </draw:frame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ypedef won't work well with templates</text:span></text:p>
              </text:list-item>
              <text:list-item>
                <text:p><text:span text:style-name="T38">Using introduce type alias</text:span></text:p>
                <text:p><text:span text:style-name="T38"/></text:p>
              </text:list-item>
            </text:list>
          </draw:text-box>
        </draw:frame>
        <draw:frame draw:style-name="gr25" draw:text-style-name="P6" draw:layer="layout" svg:width="27.028cm" svg:height="8.636cm" svg:x="1.27cm" svg:y="8.128cm">
          <draw:text-box>
            <text:p text:style-name="P5"><text:span text:style-name="T3">using</text:span><text:span text:style-name="T4"> myint = </text:span><text:span text:style-name="T5">int</text:span><text:span text:style-name="T4">;</text:span></text:p>
            <text:p text:style-name="P5"><text:span text:style-name="T3">template</text:span><text:span text:style-name="T4"> &lt;</text:span><text:span text:style-name="T3">class</text:span><text:span text:style-name="T4"> </text:span><text:span text:style-name="T12">T</text:span><text:span text:style-name="T4">&gt; </text:span><text:span text:style-name="T3">using</text:span><text:span text:style-name="T4"> ptr_t = T*;</text:span></text:p>
            <text:p text:style-name="P5"><text:span text:style-name="T4"/></text:p>
            <text:p text:style-name="P5"><text:span text:style-name="T5">void</text:span><text:span text:style-name="T4"> </text:span><text:span text:style-name="T44">f</text:span><text:span text:style-name="T4">(</text:span><text:span text:style-name="T5">int</text:span><text:span text:style-name="T4">) { }</text:span></text:p>
            <text:p text:style-name="P5"><text:span text:style-name="T8">// void f(myint) { } <text:s text:c="2"/>syntax error: redeclaration of f(int)</text:span></text:p>
            <text:p text:style-name="P5"><text:span text:style-name="T4"/></text:p>
            <text:p text:style-name="P5"><text:span text:style-name="T8">// make mystring one parameter template</text:span></text:p>
            <text:p text:style-name="P5"><text:span text:style-name="T3">template</text:span><text:span text:style-name="T4"> &lt;</text:span><text:span text:style-name="T3">class</text:span><text:span text:style-name="T4"> </text:span><text:span text:style-name="T12">CharT</text:span><text:span text:style-name="T4">&gt; </text:span><text:span text:style-name="T3">using</text:span><text:span text:style-name="T4"> mystring =</text:span></text:p>
            <text:p text:style-name="P5"><text:span text:style-name="T4"><text:s text:c="4"/></text:span><text:span text:style-name="T4">std::basic_string&lt;CharT,std::char_traits&lt;CharT&gt;&gt;;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Variadic templates (C++11)</text:p>
          </draw:text-box>
        </draw:frame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ype pack defines sequence of type parameters</text:span></text:p>
              </text:list-item>
              <text:list-item>
                <text:p><text:span text:style-name="T38">Recursive processing of pack</text:span></text:p>
                <text:p><text:span text:style-name="T37"/></text:p>
              </text:list-item>
            </text:list>
          </draw:text-box>
        </draw:frame>
        <draw:frame draw:style-name="gr26" draw:text-style-name="P6" draw:layer="layout" svg:width="27.028cm" svg:height="13.283cm" svg:x="1.166cm" svg:y="6.347cm">
          <draw:text-box>
            <text:p text:style-name="P5"><text:span text:style-name="T3">template</text:span><text:span text:style-name="T4">&lt;</text:span><text:span text:style-name="T3">typename</text:span><text:span text:style-name="T4"> T&gt;</text:span></text:p>
            <text:p text:style-name="P5"><text:span text:style-name="T4">T sum(T v)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v;</text:span></text:p>
            <text:p text:style-name="P5"><text:span text:style-name="T4">}</text:span></text:p>
            <text:p text:style-name="P5"><text:span text:style-name="T3">template</text:span><text:span text:style-name="T4">&lt;</text:span><text:span text:style-name="T3">typename</text:span><text:span text:style-name="T4"> T, </text:span><text:span text:style-name="T3">typename</text:span><text:span text:style-name="T4">... Args&gt; <text:s/></text:span></text:p>
            <text:p text:style-name="P5"><text:span text:style-name="T4">T sum(T first, Args... args) <text:s text:c="11"/>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first + sum(args...)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main()</text:span></text:p>
            <text:p text:style-name="P5"><text:span text:style-name="T4">{</text:span></text:p>
            <text:p text:style-name="P5"><text:span text:style-name="T4"><text:s text:c="2"/></text:span><text:span text:style-name="T5">double</text:span><text:span text:style-name="T4"> lsum = sum(</text:span><text:span text:style-name="T6">1</text:span><text:span text:style-name="T4">, </text:span><text:span text:style-name="T6">2</text:span><text:span text:style-name="T4">, </text:span><text:span text:style-name="T6">3.14</text:span><text:span text:style-name="T4">, </text:span><text:span text:style-name="T6">8L</text:span><text:span text:style-name="T4">, </text:span><text:span text:style-name="T6">7</text:span><text:span text:style-name="T4">);</text:span></text:p>
            <text:p text:style-name="P5"><text:span text:style-name="T4"/></text:p>
            <text:p text:style-name="P5"><text:span text:style-name="T4"><text:s text:c="2"/></text:span><text:span text:style-name="T4">std::string s1 = </text:span><text:span text:style-name="T18">"x"</text:span><text:span text:style-name="T4">, s2 = </text:span><text:span text:style-name="T18">"aa"</text:span><text:span text:style-name="T4">, s3 = </text:span><text:span text:style-name="T18">"bb"</text:span><text:span text:style-name="T4">, s4 = </text:span><text:span text:style-name="T18">"yy"</text:span><text:span text:style-name="T4">;</text:span></text:p>
            <text:p text:style-name="P5"><text:span text:style-name="T4"/></text:p>
            <text:p text:style-name="P5"><text:span text:style-name="T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>
        <office:forms form:automatic-focus="false" form:apply-design-mode="false"/>
        <draw:frame draw:style-name="gr27" draw:text-style-name="P6" draw:layer="layout" svg:width="27.028cm" svg:height="13.283cm" svg:x="1.166cm" svg:y="6.347cm">
          <draw:text-box>
            <text:p text:style-name="P5"><text:span text:style-name="T3">template</text:span><text:span text:style-name="T4">&lt;</text:span><text:span text:style-name="T3">typename</text:span><text:span text:style-name="T4"> T&gt;</text:span></text:p>
            <text:p text:style-name="P5"><text:span text:style-name="T4">T sum(T v)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v;</text:span></text:p>
            <text:p text:style-name="P5"><text:span text:style-name="T4">}</text:span></text:p>
            <text:p text:style-name="P5"><text:span text:style-name="T3">template</text:span><text:span text:style-name="T4">&lt;</text:span><text:span text:style-name="T3">typename</text:span><text:span text:style-name="T4"> T, </text:span><text:span text:style-name="T3">typename</text:span><text:span text:style-name="T4">... Args&gt;</text:span><text:span text:style-name="T8">//&lt;-- template parameter pack</text:span></text:p>
            <text:p text:style-name="P5"><text:span text:style-name="T4">T sum(T first, Args... args)</text:span><text:span text:style-name="T8">//&lt;------------ function parameter pack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first + sum(args...)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main()</text:span></text:p>
            <text:p text:style-name="P5"><text:span text:style-name="T4">{</text:span></text:p>
            <text:p text:style-name="P5"><text:span text:style-name="T4"><text:s text:c="2"/></text:span><text:span text:style-name="T5">double</text:span><text:span text:style-name="T4"> lsum = sum(</text:span><text:span text:style-name="T6">1</text:span><text:span text:style-name="T4">, </text:span><text:span text:style-name="T6">2</text:span><text:span text:style-name="T4">, </text:span><text:span text:style-name="T6">3.14</text:span><text:span text:style-name="T4">, </text:span><text:span text:style-name="T6">8L</text:span><text:span text:style-name="T4">, </text:span><text:span text:style-name="T6">7</text:span><text:span text:style-name="T4">);</text:span></text:p>
            <text:p text:style-name="P5"><text:span text:style-name="T4"/></text:p>
            <text:p text:style-name="P5"><text:span text:style-name="T4"><text:s text:c="2"/></text:span><text:span text:style-name="T4">std::string s1 = </text:span><text:span text:style-name="T18">"x"</text:span><text:span text:style-name="T4">, s2 = </text:span><text:span text:style-name="T18">"aa"</text:span><text:span text:style-name="T4">, s3 = </text:span><text:span text:style-name="T18">"bb"</text:span><text:span text:style-name="T4">, s4 = </text:span><text:span text:style-name="T18">"yy"</text:span><text:span text:style-name="T4">;</text:span></text:p>
            <text:p text:style-name="P5"><text:span text:style-name="T4"/></text:p>
            <text:p text:style-name="P5"><text:span text:style-name="T4">}</text:span></text:p>
          </draw:text-box>
        </draw:frame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Variadic templates (C++11)</text:p>
          </draw:text-box>
        </draw:frame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ype pack defines sequence of type parameters</text:span></text:p>
              </text:list-item>
              <text:list-item>
                <text:p><text:span text:style-name="T38">Recursive processing of pack</text:span></text:p>
                <text:p><text:span text:style-name="T37"/></text:p>
              </text:list-item>
            </text:list>
          </draw:text-box>
        </draw:frame>
        <draw:custom-shape draw:style-name="gr28" draw:text-style-name="P2" draw:layer="layout" svg:width="3.048cm" svg:height="0.916cm" svg:x="11.046cm" svg:y="9.4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02cm" svg:height="0.762cm" svg:x="7.436cm" svg:y="10.268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Variadic templates (C++11)</text:p>
          </draw:text-box>
        </draw:frame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ype pack defines sequence of type parameters</text:span></text:p>
              </text:list-item>
              <text:list-item>
                <text:p><text:span text:style-name="T38">Recursive processing of pack</text:span></text:p>
                <text:p><text:span text:style-name="T37"/></text:p>
              </text:list-item>
            </text:list>
          </draw:text-box>
        </draw:frame>
        <draw:frame draw:style-name="gr30" draw:text-style-name="P6" draw:layer="layout" svg:width="27.028cm" svg:height="13.283cm" svg:x="1.166cm" svg:y="6.347cm">
          <draw:text-box>
            <text:p text:style-name="P5"><text:span text:style-name="T3">template</text:span><text:span text:style-name="T4">&lt;</text:span><text:span text:style-name="T3">typename</text:span><text:span text:style-name="T4"> T&gt;</text:span></text:p>
            <text:p text:style-name="P5"><text:span text:style-name="T4">T sum(T v)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v;</text:span></text:p>
            <text:p text:style-name="P5"><text:span text:style-name="T4">}</text:span></text:p>
            <text:p text:style-name="P5"><text:span text:style-name="T3">template</text:span><text:span text:style-name="T4">&lt;</text:span><text:span text:style-name="T3">typename</text:span><text:span text:style-name="T4"> T, </text:span><text:span text:style-name="T3">typename</text:span><text:span text:style-name="T4">... Args&gt; <text:s/></text:span></text:p>
            <text:p text:style-name="P5"><text:span text:style-name="T4">T sum(T first, Args... args) <text:s text:c="11"/>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first + sum(args...)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main()</text:span></text:p>
            <text:p text:style-name="P5"><text:span text:style-name="T4">{</text:span></text:p>
            <text:p text:style-name="P5"><text:span text:style-name="T4"><text:s text:c="2"/></text:span><text:span text:style-name="T5">double</text:span><text:span text:style-name="T4"> lsum = sum(</text:span><text:span text:style-name="T6">1</text:span><text:span text:style-name="T4">, </text:span><text:span text:style-name="T6">2</text:span><text:span text:style-name="T4">, </text:span><text:span text:style-name="T6">3.14</text:span><text:span text:style-name="T4">, </text:span><text:span text:style-name="T6">8L</text:span><text:span text:style-name="T4">, </text:span><text:span text:style-name="T6">7</text:span><text:span text:style-name="T4">);</text:span></text:p>
            <text:p text:style-name="P5"><text:span text:style-name="T4"/></text:p>
            <text:p text:style-name="P5"><text:span text:style-name="T4"><text:s text:c="2"/></text:span><text:span text:style-name="T4">std::string s1 = </text:span><text:span text:style-name="T18">"x"</text:span><text:span text:style-name="T4">, s2 = </text:span><text:span text:style-name="T18">"aa"</text:span><text:span text:style-name="T4">, s3 = </text:span><text:span text:style-name="T18">"bb"</text:span><text:span text:style-name="T4">, s4 = </text:span><text:span text:style-name="T18">"yy"</text:span><text:span text:style-name="T4">;</text:span></text:p>
            <text:p text:style-name="P5"><text:span text:style-name="T4"/></text:p>
            <text:p text:style-name="P5"><text:span text:style-name="T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>
        <office:forms form:automatic-focus="false" form:apply-design-mode="false"/>
        <draw:frame presentation:style-name="pr2" draw:text-style-name="P13" draw:layer="layout" svg:width="25.961cm" svg:height="4.999cm" svg:x="1.217cm" svg:y="2.12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ype pack defines sequence of type parameters</text:span></text:p>
              </text:list-item>
              <text:list-item>
                <text:p><text:span text:style-name="T38">Recursive processing of pack</text:span></text:p>
                <text:p><text:span text:style-name="T37"/></text:p>
              </text:list-item>
            </text:list>
          </draw:text-box>
        </draw:frame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Variadic templates (C++11)</text:p>
          </draw:text-box>
        </draw:frame>
        <draw:frame draw:style-name="gr31" draw:text-style-name="P6" draw:layer="layout" svg:width="27.028cm" svg:height="13.283cm" svg:x="1.166cm" svg:y="6.347cm">
          <draw:text-box>
            <text:p text:style-name="P5"><text:span text:style-name="T3">template</text:span><text:span text:style-name="T4">&lt;</text:span><text:span text:style-name="T3">typename</text:span><text:span text:style-name="T4"> T&gt;</text:span></text:p>
            <text:p text:style-name="P5"><text:span text:style-name="T4">T sum(T v)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v;</text:span></text:p>
            <text:p text:style-name="P5"><text:span text:style-name="T4">}</text:span></text:p>
            <text:p text:style-name="P5"><text:span text:style-name="T3">template</text:span><text:span text:style-name="T4">&lt;</text:span><text:span text:style-name="T3">typename</text:span><text:span text:style-name="T4"> T, </text:span><text:span text:style-name="T3">typename</text:span><text:span text:style-name="T4">... Args&gt; <text:s/></text:span></text:p>
            <text:p text:style-name="P5"><text:span text:style-name="T4">std::common_type&lt;T,Args...&gt;::type sum(T first, Args... args) </text:span></text:p>
            <text:p text:style-name="P5"><text:span text:style-name="T4">{</text:span></text:p>
            <text:p text:style-name="P5"><text:span text:style-name="T4"><text:s text:c="2"/></text:span><text:span text:style-name="T3">return</text:span><text:span text:style-name="T4"> first + sum(args...);</text:span></text:p>
            <text:p text:style-name="P5"><text:span text:style-name="T4">}</text:span></text:p>
            <text:p text:style-name="P5"><text:span text:style-name="T4"/></text:p>
            <text:p text:style-name="P5"><text:span text:style-name="T5">int</text:span><text:span text:style-name="T4"> main()</text:span></text:p>
            <text:p text:style-name="P5"><text:span text:style-name="T4">{</text:span></text:p>
            <text:p text:style-name="P5"><text:span text:style-name="T4"><text:s text:c="2"/></text:span><text:span text:style-name="T5">double</text:span><text:span text:style-name="T4"> lsum = sum(</text:span><text:span text:style-name="T6">1</text:span><text:span text:style-name="T4">, </text:span><text:span text:style-name="T6">2</text:span><text:span text:style-name="T4">, </text:span><text:span text:style-name="T6">3.14</text:span><text:span text:style-name="T4">, </text:span><text:span text:style-name="T6">8L</text:span><text:span text:style-name="T4">, </text:span><text:span text:style-name="T6">7</text:span><text:span text:style-name="T4">);</text:span></text:p>
            <text:p text:style-name="P5"><text:span text:style-name="T4"/></text:p>
            <text:p text:style-name="P5"><text:span text:style-name="T4"><text:s text:c="2"/></text:span><text:span text:style-name="T4">std::string s1 = </text:span><text:span text:style-name="T18">"x"</text:span><text:span text:style-name="T4">, s2 = </text:span><text:span text:style-name="T18">"aa"</text:span><text:span text:style-name="T4">, s3 = </text:span><text:span text:style-name="T18">"bb"</text:span><text:span text:style-name="T4">, s4 = </text:span><text:span text:style-name="T18">"yy"</text:span><text:span text:style-name="T4">;</text:span></text:p>
            <text:p text:style-name="P5"><text:span text:style-name="T4"><text:s text:c="2"/></text:span></text:p>
            <text:p text:style-name="P5"><text:span text:style-name="T4">}</text:span></text:p>
          </draw:text-box>
        </draw:frame>
        <draw:custom-shape draw:style-name="gr32" draw:text-style-name="P9" draw:layer="layout" svg:width="11.43cm" svg:height="1.016cm" svg:x="1.27cm" svg:y="10.068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Class template deduction (C++17)</text:p>
          </draw:text-box>
        </draw:frame>
        <draw:frame presentation:style-name="pr2" draw:text-style-name="P13" draw:layer="layout" svg:width="27.799cm" svg:height="5.198cm" svg:x="0.508cm" svg:y="3.302cm" presentation:class="outline" presentation:user-transformed="true">
          <draw:text-box>
            <text:list text:style-name="L2">
              <text:list-item>
                <text:p><text:span text:style-name="T37">The compiler can deduce template parameter(s) from </text:span></text:p>
                <text:list>
                  <text:list-item>
                    <text:p><text:span text:style-name="T37">Declaration that specifies initialization</text:span></text:p>
                  </text:list-item>
                  <text:list-item>
                    <text:p><text:span text:style-name="T37">New expression</text:span></text:p>
                  </text:list-item>
                  <text:list-item>
                    <text:p><text:span text:style-name="T37">Function-style cast expressions</text:span></text:p>
                  </text:list-item>
                </text:list>
                <text:p><text:span text:style-name="T37"/></text:p>
              </text:list-item>
            </text:list>
          </draw:text-box>
        </draw:frame>
        <draw:frame draw:style-name="gr33" draw:text-style-name="P8" draw:layer="layout" svg:width="27.028cm" svg:height="8.171cm" svg:x="1.016cm" svg:y="9.398cm">
          <draw:text-box>
            <text:p text:style-name="P5"><text:span text:style-name="T8">// examples from cppreference.com</text:span></text:p>
            <text:p><text:span text:style-name="T4">std::pair p(</text:span><text:span text:style-name="T6">2</text:span><text:span text:style-name="T4">,</text:span><text:span text:style-name="T6">4.5</text:span><text:span text:style-name="T4">) <text:s/></text:span><text:span text:style-name="T45">// C++11: std::pair&lt;int,double&gt;(2,4.5)</text:span><text:span text:style-name="T8"><text:line-break/></text:span><text:span text:style-name="T4">std::vector v = { </text:span><text:span text:style-name="T6">1</text:span><text:span text:style-name="T4">, </text:span><text:span text:style-name="T6">2</text:span><text:span text:style-name="T4">, </text:span><text:span text:style-name="T6">3</text:span><text:span text:style-name="T4">, </text:span><text:span text:style-name="T6">4</text:span><text:span text:style-name="T4">}; </text:span><text:span text:style-name="T8">// std::vetor&lt;int&gt;</text:span><text:span text:style-name="T8"><text:line-break/></text:span><text:span text:style-name="T4"><text:line-break/></text:span><text:span text:style-name="T3">template</text:span><text:span text:style-name="T4"> &lt;</text:span><text:span text:style-name="T3">class</text:span><text:span text:style-name="T4"> </text:span><text:span text:style-name="T12">T</text:span><text:span text:style-name="T4">&gt; </text:span><text:span text:style-name="T3">struct</text:span><text:span text:style-name="T4"> A { A(T,T); };</text:span></text:p>
            <text:p text:style-name="P5"><text:span text:style-name="T3">auto</text:span><text:span text:style-name="T4"> y = </text:span><text:span text:style-name="T3">new</text:span><text:span text:style-name="T4"> A{</text:span><text:span text:style-name="T6">1</text:span><text:span text:style-name="T4">,</text:span><text:span text:style-name="T6">2</text:span><text:span text:style-name="T4">}; </text:span><text:span text:style-name="T8">// A&lt;int&gt;{1,2}</text:span></text:p>
            <text:p text:style-name="P5"><text:span text:style-name="T4"/></text:p>
            <text:p text:style-name="P5"><text:span text:style-name="T4">std::mutex mtx;</text:span></text:p>
            <text:p text:style-name="P5"><text:span text:style-name="T3">auto</text:span><text:span text:style-name="T4"> lck = std::lock_guard(mtx); </text:span><text:span text:style-name="T8">// std::lock_guard&lt;std::mutex&gt;(mtx)</text:span></text:p>
            <text:p text:style-name="P5"><text:span text:style-name="T9">std::copy_n(v1,</text:span><text:span text:style-name="T46">3</text:span><text:span text:style-name="T9">,std::back_insert_iterator(v2)); </text:span><text:span text:style-name="T8">// back_inserter(v2)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5.199cm" svg:height="3.506cm" svg:x="0.963cm" svg:y="0cm" presentation:class="title" presentation:user-transformed="true">
          <draw:text-box>
            <text:p>Fold expressions (C++17)</text:p>
          </draw:text-box>
        </draw:frame>
        <draw:frame presentation:style-name="pr2" draw:text-style-name="P13" draw:layer="layout" svg:width="27.799cm" svg:height="15.24cm" svg:x="0.201cm" svg:y="3.302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Reduces (folds) a parameter pack over a binary operator</text:span></text:p>
              </text:list-item>
              <text:list-item>
                <text:p><text:span text:style-name="T38">Syntax</text:span></text:p>
                <text:p><text:span text:style-name="T38">( pack <text:s/>op … )</text:span><text:span text:style-name="T38"><text:tab/></text:span><text:span text:style-name="T38"><text:tab/></text:span><text:span text:style-name="T38"> <text:s text:c="3"/>unary right fold <text:s text:c="2"/>E1 op (…op(En-1 op En))</text:span><text:span text:style-name="T38"><text:line-break/></text:span><text:span text:style-name="T38">( pack <text:s/>op … <text:s/>op <text:s/>init ) binary right fold <text:s/>E1 op (…op(En-1 op (En op </text:span><text:span text:style-name="T38">i)))</text:span><text:span text:style-name="T38"><text:line-break/></text:span><text:span text:style-name="T38">( … <text:s/>op <text:s/>pack)</text:span><text:span text:style-name="T38"><text:tab/></text:span><text:span text:style-name="T38"><text:tab/></text:span><text:span text:style-name="T38"> <text:s text:c="3"/>unary left fold <text:s text:c="4"/>((E1 op E2) op…) op En</text:span><text:span text:style-name="T38"><text:line-break/></text:span><text:span text:style-name="T38">( init <text:s/>op <text:s/>… <text:s/>op pack ) binary left fold <text:s text:c="3"/>(((i op E1) op E2) op…) op En</text:span></text:p>
                <text:p><text:span text:style-name="T37"/></text:p>
              </text:list-item>
            </text:list>
          </draw:text-box>
        </draw:frame>
        <draw:frame draw:style-name="gr34" draw:text-style-name="P6" draw:layer="layout" svg:width="27.028cm" svg:height="7.874cm" svg:x="1.166cm" svg:y="12.192cm">
          <draw:text-box>
            <text:p text:style-name="P5"><text:span text:style-name="T3">template</text:span><text:span text:style-name="T4"> &lt;</text:span><text:span text:style-name="T3">typename</text:span><text:span text:style-name="T4">... Args&gt;</text:span></text:p>
            <text:p text:style-name="P5"><text:span text:style-name="T5">bool</text:span><text:span text:style-name="T4"> all(Args... args) { </text:span><text:span text:style-name="T3">return</text:span><text:span text:style-name="T4"> ( ... &amp;&amp; args); }</text:span><text:span text:style-name="T4"><text:line-break/></text:span><text:span text:style-name="T4"/></text:p>
            <text:p text:style-name="P5"><text:span text:style-name="T5">int</text:span><text:span text:style-name="T4"> main()</text:span></text:p>
            <text:p text:style-name="P5"><text:span text:style-name="T4">{</text:span></text:p>
            <text:p text:style-name="P10"><text:span text:style-name="T9"><text:s text:c="4"/></text:span><text:span text:style-name="T13">bool</text:span><text:span text:style-name="T9"> b = all( i1, i2, i3, i4); </text:span><text:span text:style-name="T8">// = ((i1 &amp;&amp; i2) &amp;&amp; i3) &amp;&amp; i4</text:span><text:span text:style-name="T4"> <text:s text:c="5"/></text:span></text:p>
            <text:p text:style-name="P5"><text:span text:style-name="T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7.037cm" svg:height="3.506cm" svg:x="0.963cm" svg:y="-0.712cm" presentation:class="title" presentation:user-transformed="true">
          <draw:text-box>
            <text:p><text:s text:c="15"/>Examples: variadic template</text:p>
          </draw:text-box>
        </draw:frame>
        <draw:frame draw:style-name="gr35" draw:text-style-name="P16" draw:layer="layout" svg:width="27.028cm" svg:height="19.558cm" svg:x="1.166cm" svg:y="1.016cm">
          <draw:text-box>
            <text:p text:style-name="P5"><text:span text:style-name="T48"/></text:p>
            <text:p text:style-name="P5"><text:span text:style-name="T49">#include</text:span><text:span text:style-name="T48"> </text:span><text:span text:style-name="T50">&lt;sstream&gt;</text:span></text:p>
            <text:p text:style-name="P5"><text:span text:style-name="T49">#include</text:span><text:span text:style-name="T48"> </text:span><text:span text:style-name="T50">&lt;iostream&gt;</text:span></text:p>
            <text:p text:style-name="P5"><text:span text:style-name="T49">#include</text:span><text:span text:style-name="T48"> </text:span><text:span text:style-name="T50">&lt;vector&gt;</text:span></text:p>
            <text:p text:style-name="P5"><text:span text:style-name="T48"/></text:p>
            <text:p text:style-name="P5"><text:span text:style-name="T51">template</text:span><text:span text:style-name="T48"> &lt;</text:span><text:span text:style-name="T51">typename</text:span><text:span text:style-name="T48"> T&gt; <text:s text:c="2"/></text:span></text:p>
            <text:p text:style-name="P5"><text:span text:style-name="T48">std::string to_string_impl(</text:span><text:span text:style-name="T51">const</text:span><text:span text:style-name="T48"> T&amp; t)</text:span></text:p>
            <text:p text:style-name="P5"><text:span text:style-name="T48">{</text:span></text:p>
            <text:p text:style-name="P5"><text:span text:style-name="T48"><text:s text:c="2"/></text:span><text:span text:style-name="T48">std::stringstream ss;</text:span></text:p>
            <text:p text:style-name="P5"><text:span text:style-name="T48"><text:s text:c="2"/></text:span><text:span text:style-name="T48">ss &lt;&lt; t;</text:span></text:p>
            <text:p text:style-name="P5"><text:span text:style-name="T48"><text:s text:c="2"/></text:span><text:span text:style-name="T51">return</text:span><text:span text:style-name="T48"> ss.str();</text:span></text:p>
            <text:p text:style-name="P5"><text:span text:style-name="T48">}</text:span></text:p>
            <text:p text:style-name="P5"><text:span text:style-name="T48">std::vector&lt;std::string&gt; to_string()</text:span></text:p>
            <text:p text:style-name="P5"><text:span text:style-name="T48">{</text:span></text:p>
            <text:p text:style-name="P5"><text:span text:style-name="T48"><text:s text:c="2"/></text:span><text:span text:style-name="T51">return</text:span><text:span text:style-name="T48"> {};</text:span></text:p>
            <text:p text:style-name="P5"><text:span text:style-name="T48">}</text:span></text:p>
            <text:p text:style-name="P5"><text:span text:style-name="T51">template</text:span><text:span text:style-name="T48"> &lt;</text:span><text:span text:style-name="T51">typename</text:span><text:span text:style-name="T48"> P1, </text:span><text:span text:style-name="T51">typename</text:span><text:span text:style-name="T48"> ...Param&gt;</text:span></text:p>
            <text:p text:style-name="P5"><text:span text:style-name="T48">std::vector&lt;std::string&gt; to_string(</text:span><text:span text:style-name="T51">const</text:span><text:span text:style-name="T48"> P1&amp; p1, </text:span><text:span text:style-name="T51">const</text:span><text:span text:style-name="T48"> Param&amp;... params)</text:span></text:p>
            <text:p text:style-name="P5"><text:span text:style-name="T48">{</text:span></text:p>
            <text:p text:style-name="P5"><text:span text:style-name="T48"/></text:p>
            <text:p text:style-name="P5"><text:span text:style-name="T48"><text:s text:c="2"/></text:span><text:span text:style-name="T48">std::vector&lt;std::string&gt; s;</text:span></text:p>
            <text:p text:style-name="P5"><text:span text:style-name="T48"><text:s text:c="2"/></text:span><text:span text:style-name="T48">s.push_back(to_string_impl(p1));</text:span><text:span text:style-name="T48"><text:line-break/></text:span><text:span text:style-name="T48"/></text:p>
            <text:p text:style-name="P5"><text:span text:style-name="T48"><text:s text:c="2"/></text:span><text:span text:style-name="T51">const</text:span><text:span text:style-name="T48"> </text:span><text:span text:style-name="T51">auto</text:span><text:span text:style-name="T48"> remainder = to_string(params...);</text:span></text:p>
            <text:p text:style-name="P5"><text:span text:style-name="T48"><text:s text:c="2"/></text:span><text:span text:style-name="T48">s.insert(s.end(), remainder.begin(), remainder.end());</text:span></text:p>
            <text:p text:style-name="P5"><text:span text:style-name="T48"><text:s text:c="2"/></text:span><text:span text:style-name="T51">return</text:span><text:span text:style-name="T48"> s;</text:span></text:p>
            <text:p text:style-name="P5"><text:span text:style-name="T48">}</text:span></text:p>
            <text:p text:style-name="P5"><text:span text:style-name="T52">int</text:span><text:span text:style-name="T48"> main()</text:span></text:p>
            <text:p text:style-name="P5"><text:span text:style-name="T48">{</text:span></text:p>
            <text:p text:style-name="P5"><text:span text:style-name="T48"><text:s text:c="2"/></text:span><text:span text:style-name="T51">const</text:span><text:span text:style-name="T48"> </text:span><text:span text:style-name="T51">auto</text:span><text:span text:style-name="T48"> vec = to_string(</text:span><text:span text:style-name="T53">"hello"</text:span><text:span text:style-name="T48">, </text:span><text:span text:style-name="T54">1</text:span><text:span text:style-name="T48">, </text:span><text:span text:style-name="T54">4.5</text:span><text:span text:style-name="T48">);</text:span></text:p>
            <text:p text:style-name="P5"><text:span text:style-name="T48"><text:s text:c="2"/></text:span><text:span text:style-name="T51">for</text:span><text:span text:style-name="T48"> (</text:span><text:span text:style-name="T51">const</text:span><text:span text:style-name="T48"> </text:span><text:span text:style-name="T51">auto</text:span><text:span text:style-name="T48">&amp; x : vec )</text:span><text:span text:style-name="T48"><text:line-break/></text:span><text:span text:style-name="T48"> <text:s text:c="3"/>std::cout &lt;&lt; x &lt;&lt; std::endl; <text:s/></text:span><text:span text:style-name="T48"><text:line-break/></text:span><text:span text:style-name="T48">}</text:span></text:p>
            <text:p text:style-name="P5"><text:span text:style-name="T5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7.037cm" svg:height="3.506cm" svg:x="0.963cm" svg:y="-0.712cm" presentation:class="title" presentation:user-transformed="true">
          <draw:text-box>
            <text:p><text:s text:c="15"/>Examples: variadic template</text:p>
          </draw:text-box>
        </draw:frame>
        <draw:frame draw:style-name="gr36" draw:text-style-name="P16" draw:layer="layout" svg:width="27.028cm" svg:height="19.558cm" svg:x="1.166cm" svg:y="1.016cm">
          <draw:text-box>
            <text:p text:style-name="P5"><text:span text:style-name="T48"/></text:p>
            <text:p text:style-name="P5"><text:span text:style-name="T49">#include</text:span><text:span text:style-name="T48"> </text:span><text:span text:style-name="T50">&lt;sstream&gt;</text:span></text:p>
            <text:p text:style-name="P5"><text:span text:style-name="T49">#include</text:span><text:span text:style-name="T48"> </text:span><text:span text:style-name="T50">&lt;iostream&gt;</text:span></text:p>
            <text:p text:style-name="P5"><text:span text:style-name="T49">#include</text:span><text:span text:style-name="T48"> </text:span><text:span text:style-name="T50">&lt;vector&gt;</text:span></text:p>
            <text:p text:style-name="P5"><text:span text:style-name="T48"/></text:p>
            <text:p text:style-name="P5"><text:span text:style-name="T51">template</text:span><text:span text:style-name="T48"> &lt;</text:span><text:span text:style-name="T51">typename</text:span><text:span text:style-name="T48"> T&gt; <text:s text:c="2"/></text:span></text:p>
            <text:p text:style-name="P5"><text:span text:style-name="T48">std::string to_string_impl(</text:span><text:span text:style-name="T51">const</text:span><text:span text:style-name="T48"> T&amp; t)</text:span></text:p>
            <text:p text:style-name="P5"><text:span text:style-name="T48">{</text:span></text:p>
            <text:p text:style-name="P5"><text:span text:style-name="T48"><text:s text:c="2"/></text:span><text:span text:style-name="T48">std::stringstream ss;</text:span></text:p>
            <text:p text:style-name="P5"><text:span text:style-name="T48"><text:s text:c="2"/></text:span><text:span text:style-name="T48">ss &lt;&lt; t;</text:span></text:p>
            <text:p text:style-name="P5"><text:span text:style-name="T48"><text:s text:c="2"/></text:span><text:span text:style-name="T51">return</text:span><text:span text:style-name="T48"> ss.str();</text:span></text:p>
            <text:p text:style-name="P5"><text:span text:style-name="T48">}</text:span></text:p>
            <text:p text:style-name="P5"><text:span text:style-name="T56">std::vector&lt;std::string&gt; to_string()</text:span></text:p>
            <text:p text:style-name="P5"><text:span text:style-name="T56">{</text:span></text:p>
            <text:p text:style-name="P5"><text:span text:style-name="T56"><text:s text:c="2"/></text:span><text:span text:style-name="T57">return</text:span><text:span text:style-name="T56"> {};</text:span></text:p>
            <text:p text:style-name="P5"><text:span text:style-name="T56">}</text:span></text:p>
            <text:p text:style-name="P5"><text:span text:style-name="T51">template</text:span><text:span text:style-name="T48"> &lt;</text:span><text:span text:style-name="T57">typename</text:span><text:span text:style-name="T56"> P1,</text:span><text:span text:style-name="T48"> </text:span><text:span text:style-name="T51">typename</text:span><text:span text:style-name="T48"> ...Param&gt;</text:span></text:p>
            <text:p text:style-name="P5"><text:span text:style-name="T48">std::vector&lt;std::string&gt; to_string(</text:span><text:span text:style-name="T51">const</text:span><text:span text:style-name="T48"> P1&amp; p1, </text:span><text:span text:style-name="T51">const</text:span><text:span text:style-name="T48"> Param&amp;... params)</text:span></text:p>
            <text:p text:style-name="P5"><text:span text:style-name="T48">{</text:span></text:p>
            <text:p text:style-name="P5"><text:span text:style-name="T48"><text:s text:c="2"/></text:span><text:span text:style-name="T51">return</text:span><text:span text:style-name="T48"> { to_string_impl(params)... }; <text:s/></text:span><text:span text:style-name="T50">// std::initializer_list</text:span></text:p>
            <text:p text:style-name="P5"><text:span text:style-name="T48"><text:s text:c="2"/></text:span><text:span text:style-name="T56">std::vector&lt;std::string&gt; s;</text:span></text:p>
            <text:p text:style-name="P5"><text:span text:style-name="T56"><text:s text:c="2"/></text:span><text:span text:style-name="T56">s.push_back(to_string_impl(p1));</text:span><text:span text:style-name="T56"><text:line-break/></text:span><text:span text:style-name="T56"/></text:p>
            <text:p text:style-name="P5"><text:span text:style-name="T56"><text:s text:c="2"/></text:span><text:span text:style-name="T57">const</text:span><text:span text:style-name="T56"> </text:span><text:span text:style-name="T57">auto</text:span><text:span text:style-name="T56"> remainder = to_string(params...);</text:span></text:p>
            <text:p text:style-name="P5"><text:span text:style-name="T56"><text:s text:c="2"/></text:span><text:span text:style-name="T56">s.insert(s.end(), remainder.begin(), remainder.end());</text:span></text:p>
            <text:p text:style-name="P5"><text:span text:style-name="T56"><text:s text:c="2"/></text:span><text:span text:style-name="T57">return</text:span><text:span text:style-name="T56"> s;</text:span></text:p>
            <text:p text:style-name="P5"><text:span text:style-name="T48">}</text:span></text:p>
            <text:p text:style-name="P5"><text:span text:style-name="T52">int</text:span><text:span text:style-name="T48"> main()</text:span></text:p>
            <text:p text:style-name="P5"><text:span text:style-name="T48">{</text:span></text:p>
            <text:p text:style-name="P5"><text:span text:style-name="T48"><text:s text:c="2"/></text:span><text:span text:style-name="T51">const</text:span><text:span text:style-name="T48"> </text:span><text:span text:style-name="T51">auto</text:span><text:span text:style-name="T48"> vec = to_string(</text:span><text:span text:style-name="T53">"hello"</text:span><text:span text:style-name="T48">, </text:span><text:span text:style-name="T54">1</text:span><text:span text:style-name="T48">, </text:span><text:span text:style-name="T54">4.5</text:span><text:span text:style-name="T48">);</text:span></text:p>
            <text:p text:style-name="P5"><text:span text:style-name="T48"><text:s text:c="2"/></text:span><text:span text:style-name="T51">for</text:span><text:span text:style-name="T48"> (</text:span><text:span text:style-name="T51">const</text:span><text:span text:style-name="T48"> </text:span><text:span text:style-name="T51">auto</text:span><text:span text:style-name="T48">&amp; x : vec )</text:span><text:span text:style-name="T48"><text:line-break/></text:span><text:span text:style-name="T48"> <text:s text:c="3"/>std::cout &lt;&lt; x &lt;&lt; std::endl; <text:s/></text:span><text:span text:style-name="T48"><text:line-break/></text:span><text:span text:style-name="T48">}</text:span></text:p>
            <text:p text:style-name="P5"><text:span text:style-name="T5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7.037cm" svg:height="3.506cm" svg:x="0.963cm" svg:y="-0.712cm" presentation:class="title" presentation:user-transformed="true">
          <draw:text-box>
            <text:p><text:s text:c="15"/>Examples: variadic template</text:p>
          </draw:text-box>
        </draw:frame>
        <draw:frame draw:style-name="gr37" draw:text-style-name="P16" draw:layer="layout" svg:width="27.028cm" svg:height="19.558cm" svg:x="1.166cm" svg:y="1.016cm">
          <draw:text-box>
            <text:p text:style-name="P5"><text:span text:style-name="T48"/></text:p>
            <text:p text:style-name="P5"><text:span text:style-name="T49">#include</text:span><text:span text:style-name="T48"> </text:span><text:span text:style-name="T50">&lt;sstream&gt;</text:span></text:p>
            <text:p text:style-name="P5"><text:span text:style-name="T49">#include</text:span><text:span text:style-name="T48"> </text:span><text:span text:style-name="T50">&lt;iostream&gt;</text:span></text:p>
            <text:p text:style-name="P5"><text:span text:style-name="T49">#include</text:span><text:span text:style-name="T48"> </text:span><text:span text:style-name="T50">&lt;vector&gt;</text:span></text:p>
            <text:p text:style-name="P5"><text:span text:style-name="T48"/></text:p>
            <text:p text:style-name="P5"><text:span text:style-name="T51">template</text:span><text:span text:style-name="T48"> &lt;</text:span><text:span text:style-name="T51">typename</text:span><text:span text:style-name="T48"> ...Param&gt;</text:span></text:p>
            <text:p text:style-name="P5"><text:span text:style-name="T48">std::vector&lt;std::string&gt; to_string(</text:span><text:span text:style-name="T51">const</text:span><text:span text:style-name="T48"> Param&amp;... params)</text:span></text:p>
            <text:p text:style-name="P5"><text:span text:style-name="T48">{</text:span><text:span text:style-name="T48"><text:line-break/></text:span><text:span text:style-name="T48"> <text:s/></text:span><text:span text:style-name="T51">const</text:span><text:span text:style-name="T48"> </text:span><text:span text:style-name="T51">auto</text:span><text:span text:style-name="T48"> to_string_impl = [](</text:span><text:span text:style-name="T51">const</text:span><text:span text:style-name="T48"> </text:span><text:span text:style-name="T51">auto</text:span><text:span text:style-name="T48">&amp; t) { <text:s text:c="2"/></text:span><text:span text:style-name="T50">// generic lambda C++14</text:span></text:p>
            <text:p text:style-name="P5"><text:span text:style-name="T48"><text:s text:c="36"/></text:span><text:span text:style-name="T48">std::stringstream ss;</text:span></text:p>
            <text:p text:style-name="P5"><text:span text:style-name="T48"><text:s text:c="36"/></text:span><text:span text:style-name="T48">ss &lt;&lt; t;</text:span></text:p>
            <text:p text:style-name="P5"><text:span text:style-name="T48"><text:s text:c="36"/></text:span><text:span text:style-name="T51">return</text:span><text:span text:style-name="T48"> ss.str();</text:span></text:p>
            <text:p text:style-name="P5"><text:span text:style-name="T48"><text:s text:c="31"/></text:span><text:span text:style-name="T48">};</text:span></text:p>
            <text:p text:style-name="P5"><text:span text:style-name="T48"/></text:p>
            <text:p text:style-name="P5"><text:span text:style-name="T48"><text:s text:c="2"/></text:span><text:span text:style-name="T51">return</text:span><text:span text:style-name="T48"> { to_string_impl(params)... }; <text:s/></text:span><text:span text:style-name="T50">// std::initializer_list</text:span></text:p>
            <text:p text:style-name="P5"><text:span text:style-name="T48">}</text:span></text:p>
            <text:p text:style-name="P5"><text:span text:style-name="T52">int</text:span><text:span text:style-name="T48"> main()</text:span></text:p>
            <text:p text:style-name="P5"><text:span text:style-name="T48">{</text:span></text:p>
            <text:p text:style-name="P5"><text:span text:style-name="T48"><text:s text:c="2"/></text:span><text:span text:style-name="T51">const</text:span><text:span text:style-name="T48"> </text:span><text:span text:style-name="T51">auto</text:span><text:span text:style-name="T48"> vec = to_string(</text:span><text:span text:style-name="T53">"hello"</text:span><text:span text:style-name="T48">, </text:span><text:span text:style-name="T54">1</text:span><text:span text:style-name="T48">, </text:span><text:span text:style-name="T54">4.5</text:span><text:span text:style-name="T48">);</text:span></text:p>
            <text:p text:style-name="P5"><text:span text:style-name="T48"><text:s text:c="2"/></text:span><text:span text:style-name="T51">for</text:span><text:span text:style-name="T48"> (</text:span><text:span text:style-name="T51">const</text:span><text:span text:style-name="T48"> </text:span><text:span text:style-name="T51">auto</text:span><text:span text:style-name="T48">&amp; x : vec )</text:span><text:span text:style-name="T48"><text:line-break/></text:span><text:span text:style-name="T48"> <text:s text:c="3"/>std::cout &lt;&lt; x &lt;&lt; std::endl; <text:s/></text:span><text:span text:style-name="T48"><text:line-break/></text:span><text:span text:style-name="T48">}</text:span></text:p>
            <text:p text:style-name="P5"><text:span text:style-name="T5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7.037cm" svg:height="3.506cm" svg:x="0.963cm" svg:y="-0.712cm" presentation:class="title" presentation:user-transformed="true">
          <draw:text-box>
            <text:p>Examples: fold expressions</text:p>
          </draw:text-box>
        </draw:frame>
        <draw:frame draw:style-name="gr38" draw:text-style-name="P16" draw:layer="layout" svg:width="27.028cm" svg:height="19.558cm" svg:x="1.166cm" svg:y="1.016cm">
          <draw:text-box>
            <text:p text:style-name="P5"><text:span text:style-name="T58"/></text:p>
            <text:p text:style-name="P5"><text:span text:style-name="T58"/></text:p>
          </draw:text-box>
        </draw:frame>
        <draw:frame draw:style-name="gr39" draw:text-style-name="P17" draw:layer="layout" svg:width="26.415cm" svg:height="11.835cm" svg:x="1.017cm" svg:y="2.794cm">
          <draw:text-box>
            <text:p><text:span text:style-name="T59">#include</text:span><text:span text:style-name="T60"> </text:span><text:span text:style-name="T61">&lt;iostream&gt;</text:span></text:p>
            <text:p><text:span text:style-name="T60"/></text:p>
            <text:p><text:span text:style-name="T62">template</text:span><text:span text:style-name="T60"> &lt;</text:span><text:span text:style-name="T62">typename</text:span><text:span text:style-name="T60"> ...T&gt;</text:span></text:p>
            <text:p><text:span text:style-name="T62">auto</text:span><text:span text:style-name="T60"> sum(T... t)</text:span></text:p>
            <text:p><text:span text:style-name="T60">{</text:span></text:p>
            <text:p><text:span text:style-name="T60"><text:s text:c="2"/></text:span><text:span text:style-name="T62">typename</text:span><text:span text:style-name="T60"> std::common_type&lt;T...&gt;::type result{};</text:span></text:p>
            <text:p><text:span text:style-name="T60"><text:s text:c="2"/></text:span><text:span text:style-name="T60">std::initializer_list&lt;</text:span><text:span text:style-name="T63">int</text:span><text:span text:style-name="T60">&gt;{ (result += t, </text:span><text:span text:style-name="T64">0</text:span><text:span text:style-name="T60">)... };</text:span></text:p>
            <text:p><text:span text:style-name="T60"><text:s text:c="2"/></text:span><text:span text:style-name="T62">return</text:span><text:span text:style-name="T60"> result;</text:span></text:p>
            <text:p><text:span text:style-name="T60">}</text:span></text:p>
            <text:p><text:span text:style-name="T60"/></text:p>
            <text:p><text:span text:style-name="T63">int</text:span><text:span text:style-name="T60"> main()</text:span></text:p>
            <text:p><text:span text:style-name="T60">{</text:span></text:p>
            <text:p><text:span text:style-name="T60"><text:s text:c="2"/></text:span><text:span text:style-name="T60">std::cout &lt;&lt; sum(</text:span><text:span text:style-name="T64">1</text:span><text:span text:style-name="T60">,</text:span><text:span text:style-name="T64">2</text:span><text:span text:style-name="T60">,</text:span><text:span text:style-name="T64">3.0</text:span><text:span text:style-name="T60">,</text:span><text:span text:style-name="T64">4.5</text:span><text:span text:style-name="T60">) &lt;&lt; std::endl;</text:span></text:p>
            <text:p><text:span text:style-name="T60">}</text:span></text:p>
            <text:p><text:span text:style-name="T65"/></text:p>
            <text:p><text:span text:style-name="T6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7.037cm" svg:height="3.506cm" svg:x="0.963cm" svg:y="-0.712cm" presentation:class="title" presentation:user-transformed="true">
          <draw:text-box>
            <text:p>Examples: fold expressions</text:p>
          </draw:text-box>
        </draw:frame>
        <draw:frame draw:style-name="gr40" draw:text-style-name="P16" draw:layer="layout" svg:width="27.028cm" svg:height="19.558cm" svg:x="1.166cm" svg:y="1.016cm">
          <draw:text-box>
            <text:p text:style-name="P5"><text:span text:style-name="T58"/></text:p>
            <text:p text:style-name="P5"><text:span text:style-name="T58"/></text:p>
          </draw:text-box>
        </draw:frame>
        <draw:frame draw:style-name="gr39" draw:text-style-name="P17" draw:layer="layout" svg:width="26.415cm" svg:height="11.835cm" svg:x="1.017cm" svg:y="2.794cm">
          <draw:text-box>
            <text:p><text:span text:style-name="T59">#include</text:span><text:span text:style-name="T60"> </text:span><text:span text:style-name="T61">&lt;iostream&gt;</text:span></text:p>
            <text:p><text:span text:style-name="T60"/></text:p>
            <text:p><text:span text:style-name="T62">template</text:span><text:span text:style-name="T60"> &lt;</text:span><text:span text:style-name="T62">typename</text:span><text:span text:style-name="T60"> ...T&gt;</text:span></text:p>
            <text:p><text:span text:style-name="T62">auto</text:span><text:span text:style-name="T60"> sum(T... t)</text:span></text:p>
            <text:p><text:span text:style-name="T60">{</text:span></text:p>
            <text:p><text:span text:style-name="T60"><text:s text:c="2"/></text:span><text:span text:style-name="T66">typename</text:span><text:span text:style-name="T67"> std::common_type&lt;T...&gt;::type result{};</text:span></text:p>
            <text:p><text:span text:style-name="T67"><text:s text:c="2"/></text:span><text:span text:style-name="T67">std::initializer_list&lt;</text:span><text:span text:style-name="T66">int</text:span><text:span text:style-name="T67">&gt;{ (result += t, 0)... };</text:span></text:p>
            <text:p><text:span text:style-name="T60"><text:s text:c="2"/></text:span><text:span text:style-name="T62">return</text:span><text:span text:style-name="T60"> ( t + ... ); <text:s/></text:span><text:span text:style-name="T61">// from C++17 e.g. clang-3.8</text:span></text:p>
            <text:p><text:span text:style-name="T60">}</text:span></text:p>
            <text:p><text:span text:style-name="T60"/></text:p>
            <text:p><text:span text:style-name="T63">int</text:span><text:span text:style-name="T60"> main()</text:span></text:p>
            <text:p><text:span text:style-name="T60">{</text:span></text:p>
            <text:p><text:span text:style-name="T60"><text:s text:c="2"/></text:span><text:span text:style-name="T60">std::cout &lt;&lt; sum(</text:span><text:span text:style-name="T64">1</text:span><text:span text:style-name="T60">,</text:span><text:span text:style-name="T64">2</text:span><text:span text:style-name="T60">,</text:span><text:span text:style-name="T64">3.0</text:span><text:span text:style-name="T60">,</text:span><text:span text:style-name="T64">4.5</text:span><text:span text:style-name="T60">) &lt;&lt; std::endl;</text:span></text:p>
            <text:p><text:span text:style-name="T60">}</text:span></text:p>
            <text:p><text:span text:style-name="T65"/></text:p>
            <text:p><text:span text:style-name="T6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2" draw:layer="layout" svg:width="27.037cm" svg:height="3.506cm" svg:x="0.963cm" svg:y="-0.712cm" presentation:class="title" presentation:user-transformed="true">
          <draw:text-box>
            <text:p>Examples: fold expressions</text:p>
          </draw:text-box>
        </draw:frame>
        <draw:frame draw:style-name="gr41" draw:text-style-name="P16" draw:layer="layout" svg:width="27.028cm" svg:height="19.558cm" svg:x="1.166cm" svg:y="1.016cm">
          <draw:text-box>
            <text:p text:style-name="P5"><text:span text:style-name="T58"/></text:p>
            <text:p text:style-name="P5"><text:span text:style-name="T58"/></text:p>
          </draw:text-box>
        </draw:frame>
        <draw:frame draw:style-name="gr42" draw:text-style-name="P18" draw:layer="layout" svg:width="26.415cm" svg:height="16.179cm" svg:x="1.017cm" svg:y="2.794cm">
          <draw:text-box>
            <text:p><text:span text:style-name="T59">#include</text:span><text:span text:style-name="T60"> </text:span><text:span text:style-name="T61">&lt;iostream&gt;</text:span></text:p>
            <text:p><text:span text:style-name="T60"/></text:p>
            <text:p><text:span text:style-name="T62">template</text:span><text:span text:style-name="T60"> &lt;</text:span><text:span text:style-name="T62">typename</text:span><text:span text:style-name="T60"> ...T&gt;</text:span></text:p>
            <text:p><text:span text:style-name="T62">auto</text:span><text:span text:style-name="T60"> sum(T... t)</text:span></text:p>
            <text:p><text:span text:style-name="T60">{</text:span></text:p>
            <text:p><text:span text:style-name="T60"><text:s text:c="2"/></text:span><text:span text:style-name="T66">typename</text:span><text:span text:style-name="T67"> std::common_type&lt;T...&gt;::type result{};</text:span></text:p>
            <text:p><text:span text:style-name="T67"><text:s text:c="2"/></text:span><text:span text:style-name="T67">std::initializer_list&lt;</text:span><text:span text:style-name="T66">int</text:span><text:span text:style-name="T67">&gt;{ (result += t, 0)... };</text:span></text:p>
            <text:p><text:span text:style-name="T60"><text:s text:c="2"/></text:span><text:span text:style-name="T62">return</text:span><text:span text:style-name="T60"> ( t + ... ); <text:s/></text:span><text:span text:style-name="T61">// from C++17 e.g. clang-3.8</text:span></text:p>
            <text:p><text:span text:style-name="T60">}</text:span></text:p>
            <text:p><text:span text:style-name="T62">template</text:span><text:span text:style-name="T60"> &lt;</text:span><text:span text:style-name="T62">typename</text:span><text:span text:style-name="T60"> ...T&gt;</text:span></text:p>
            <text:p><text:span text:style-name="T62">auto</text:span><text:span text:style-name="T60"> avg(T... t)</text:span></text:p>
            <text:p><text:span text:style-name="T60">{</text:span></text:p>
            <text:p><text:span text:style-name="T60"><text:s text:c="2"/></text:span><text:span text:style-name="T62">return</text:span><text:span text:style-name="T60"> ( t + ... ) / </text:span><text:span text:style-name="T62">sizeof</text:span><text:span text:style-name="T60">...(t); </text:span><text:span text:style-name="T61">// from C++17 </text:span></text:p>
            <text:p><text:span text:style-name="T60">}</text:span></text:p>
            <text:p><text:span text:style-name="T60"/></text:p>
            <text:p><text:span text:style-name="T63">int</text:span><text:span text:style-name="T60"> main()</text:span></text:p>
            <text:p><text:span text:style-name="T60">{</text:span></text:p>
            <text:p><text:span text:style-name="T60"><text:s text:c="2"/></text:span><text:span text:style-name="T60">std::cout &lt;&lt; sum(</text:span><text:span text:style-name="T64">1</text:span><text:span text:style-name="T60">,</text:span><text:span text:style-name="T64">2</text:span><text:span text:style-name="T60">,</text:span><text:span text:style-name="T64">3.0</text:span><text:span text:style-name="T60">,</text:span><text:span text:style-name="T64">4.5</text:span><text:span text:style-name="T60">) &lt;&lt; std::endl;</text:span></text:p>
            <text:p><text:span text:style-name="T60"><text:s text:c="2"/></text:span><text:span text:style-name="T60">std::cout &lt;&lt; avg(</text:span><text:span text:style-name="T64">1</text:span><text:span text:style-name="T60">,</text:span><text:span text:style-name="T64">2</text:span><text:span text:style-name="T60">,</text:span><text:span text:style-name="T64">3.0</text:span><text:span text:style-name="T60">,</text:span><text:span text:style-name="T64">4.5</text:span><text:span text:style-name="T60">) &lt;&lt; std::endl;</text:span></text:p>
            <text:p><text:span text:style-name="T60">}</text:span></text:p>
            <text:p><text:span text:style-name="T65"/></text:p>
            <text:p><text:span text:style-name="T68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729fcf" draw:opacity="2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2"/>
    <style:style style:name="Alapértelmezett_5f_1" style:display-name="Alapértelmezet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" style:display-name="Alapértelmezet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5" style:display-name="Default Drawing Style_5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6" style:display-name="Default Drawing Style_6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58585a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8585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8585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8585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585a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7">
      <style:graphic-properties svg:stroke-color="#000000" draw:fill="none"/>
    </style:style>
    <style:style style:name="Default_20_Drawing_20_Style_5f_8" style:display-name="Default Drawing Style_8" style:family="graphic">
      <style:graphic-properties draw:stroke="solid" draw:stroke-dash="Dashed_20__28_var_29__20_1" svg:stroke-width="0.152cm" svg:stroke-color="#ff0000" draw:marker-start-width="0.432cm" draw:marker-start-center="false" draw:marker-end-width="0.43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20_Drawing_20_Style_5f_8" style:display-name="Default Drawing Style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9" style:display-name="Default Drawing Style_9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9" style:display-name="Default Drawing Style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0" style:display-name="Default Drawing Style_10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0" style:display-name="Default Drawing Style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729fcf" draw:opacity="50%" draw:auto-grow-height="false" draw:fit-to-size="false" style:shrink-to-fit="true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Alapértelmezet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24-10-27">10/27/24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3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8.624cm" svg:height="10.476cm" svg:x="1.482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12-06T12:25:22.230476090</meta:creation-date>
    <dc:date>2024-10-27T22:02:09.148512909</dc:date>
    <meta:editing-duration>P2DT10H23M44S</meta:editing-duration>
    <meta:editing-cycles>680</meta:editing-cycles>
    <meta:generator>LibreOffice/7.3.7.2$Linux_X86_64 LibreOffice_project/30$Build-2</meta:generator>
    <meta:print-date>2016-06-19T01:30:57.052790624</meta:print-date>
    <meta:document-statistic meta:object-count="208"/>
  </office:meta>
</office:document-meta>
</file>